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51792.7333333333" calcext:value-type="float">
            <text:p><text:s/>51,79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1792.7333333333" calcext:value-type="float">
            <text:p><text:s/>51,793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4946152.2066667" calcext:value-type="float">
            <text:p><text:s/>24,946,152 <text:s/></text:p>
          </table:table-cell>
          <table:table-cell table:style-name="ce42" office:value-type="float" office:value="4389693.15555556" calcext:value-type="float">
            <text:p><text:s/>4,389,693 <text:s/></text:p>
          </table:table-cell>
          <table:table-cell table:style-name="ce42" office:value-type="float" office:value="19375232.5733333" calcext:value-type="float">
            <text:p><text:s/>19,375,233 <text:s/></text:p>
          </table:table-cell>
          <table:table-cell table:style-name="ce42" office:value-type="float" office:value="39851.5111111111" calcext:value-type="float">
            <text:p><text:s/>39,852 <text:s/></text:p>
          </table:table-cell>
          <table:table-cell table:style-name="ce42" office:value-type="float" office:value="987362.522222222" calcext:value-type="float">
            <text:p><text:s/>987,3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012.444444444" calcext:value-type="float">
            <text:p><text:s/>154,0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430.888888888889" calcext:value-type="float">
            <text:p><text:s/>4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30.888888888889" calcext:value-type="float">
            <text:p><text:s/>4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16218.485378351" calcext:value-type="float">
            <text:p><text:s/>-116,218 <text:s/></text:p>
          </table:table-cell>
          <table:table-cell table:style-name="ce42" office:value-type="float" office:value="-182236.633333333" calcext:value-type="float">
            <text:p><text:s/>-182,237 <text:s/></text:p>
          </table:table-cell>
          <table:table-cell table:style-name="ce42" office:value-type="float" office:value="79090.4370959185" calcext:value-type="float">
            <text:p><text:s/>79,0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4103.3324742693" calcext:value-type="float">
            <text:p><text:s/>-24,1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31.0433333333" calcext:value-type="float">
            <text:p><text:s/>11,0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5113732.5364895" calcext:value-type="float">
            <text:p><text:s/>25,113,733 <text:s/></text:p>
          </table:table-cell>
          <table:table-cell table:style-name="ce43" office:value-type="float" office:value="4571929.78888889" calcext:value-type="float">
            <text:p><text:s/>4,571,930 <text:s/></text:p>
          </table:table-cell>
          <table:table-cell table:style-name="ce43" office:value-type="float" office:value="19347934.8695707" calcext:value-type="float">
            <text:p><text:s/>19,347,935 <text:s/></text:p>
          </table:table-cell>
          <table:table-cell table:style-name="ce43" office:value-type="float" office:value="39851.5111111111" calcext:value-type="float">
            <text:p><text:s/>39,852 <text:s/></text:p>
          </table:table-cell>
          <table:table-cell table:style-name="ce43" office:value-type="float" office:value="1011465.85469649" calcext:value-type="float">
            <text:p><text:s/>1,011,46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2550.512222222" calcext:value-type="float">
            <text:p><text:s/>142,55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654897.494866667" calcext:value-type="float">
            <text:p><text:s/>654,897 <text:s/></text:p>
          </table:table-cell>
          <table:table-cell table:style-name="ce43" office:value-type="float" office:value="282249.082222222" calcext:value-type="float">
            <text:p><text:s/>282,249 <text:s/></text:p>
          </table:table-cell>
          <table:table-cell table:style-name="ce43" office:value-type="float" office:value="353341.764444445" calcext:value-type="float">
            <text:p><text:s/>353,34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9306.6482" calcext:value-type="float">
            <text:p><text:s/>19,30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4422857.4213765" calcext:value-type="float">
            <text:p><text:s/>24,422,857 <text:s/></text:p>
          </table:table-cell>
          <table:table-cell table:style-name="ce42" office:value-type="float" office:value="4289680.70666667" calcext:value-type="float">
            <text:p><text:s/>4,289,681 <text:s/></text:p>
          </table:table-cell>
          <table:table-cell table:style-name="ce42" office:value-type="float" office:value="15493951.3937577" calcext:value-type="float">
            <text:p><text:s/>15,493,9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1465.85469649" calcext:value-type="float">
            <text:p><text:s/>1,011,4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45228.28625556" calcext:value-type="float">
            <text:p><text:s/>3,045,2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671621.13666667" calcext:value-type="float">
            <text:p><text:s/>4,671,621 <text:s/></text:p>
          </table:table-cell>
          <table:table-cell table:style-name="ce42" office:value-type="float" office:value="4289680.70666667" calcext:value-type="float">
            <text:p><text:s/>4,289,681 <text:s/></text:p>
          </table:table-cell>
          <table:table-cell table:style-name="ce42" office:value-type="float" office:value="381940.43" calcext:value-type="float">
            <text:p><text:s/>381,9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745877.35534444" calcext:value-type="float">
            <text:p><text:s/>3,745,8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0649.069088889" calcext:value-type="float">
            <text:p><text:s/>700,6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45228.28625556" calcext:value-type="float">
            <text:p><text:s/>3,045,2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150833.3576006" calcext:value-type="float">
            <text:p><text:s/>13,150,8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39367.5029041" calcext:value-type="float">
            <text:p><text:s/>12,139,3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1465.85469649" calcext:value-type="float">
            <text:p><text:s/>1,011,4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98466.9511111111" calcext:value-type="float">
            <text:p><text:s/>98,4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466.9511111111" calcext:value-type="float">
            <text:p><text:s/>98,4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756058.62065366" calcext:value-type="float">
            <text:p><text:s/>2,756,05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173527.44065366" calcext:value-type="float">
            <text:p><text:s/>2,173,52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938996.24888889" calcext:value-type="float">
            <text:p><text:s/>5,938,9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555546.55555556" calcext:value-type="float">
            <text:p><text:s/>3,555,5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938996.24888889" calcext:value-type="float">
            <text:p><text:s/>5,938,9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555546.55555556" calcext:value-type="float">
            <text:p><text:s/>3,555,5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25120.613666667" calcext:value-type="float">
            <text:p><text:s/>925,12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56387.393" calcext:value-type="float">
            <text:p><text:s/>456,38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68733.220666667" calcext:value-type="float">
            <text:p><text:s/>468,73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4732.5824666667" calcext:value-type="float">
            <text:p><text:s/>24,73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454.97513333333" calcext:value-type="float">
            <text:p><text:s/>2,45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025120.6730019" calcext:value-type="float">
            <text:p><text:s/>5,025,12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500641.71136857" calcext:value-type="float">
            <text:p><text:s/>3,500,642 <text:s/></text:p>
          </table:table-cell>
          <table:table-cell table:style-name="ce44" office:value-type="float" office:value="39851.5111111111" calcext:value-type="float">
            <text:p><text:s/>39,85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31107.158188889" calcext:value-type="float">
            <text:p><text:s/>631,10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818543.16189079" calcext:value-type="float">
            <text:p><text:s/>4,818,54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500641.71136857" calcext:value-type="float">
            <text:p><text:s/>3,500,64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464381.158188889" calcext:value-type="float">
            <text:p><text:s/>464,38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818543.16189079" calcext:value-type="float">
            <text:p><text:s/>4,818,5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00641.71136857" calcext:value-type="float">
            <text:p><text:s/>3,500,6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4381.158188889" calcext:value-type="float">
            <text:p><text:s/>464,3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4219.3765293607" calcext:value-type="float">
            <text:p><text:s/>74,2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219.3765293607" calcext:value-type="float">
            <text:p><text:s/>74,2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44591.137038488" calcext:value-type="float">
            <text:p><text:s/>344,5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4591.137038488" calcext:value-type="float">
            <text:p><text:s/>344,5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348091.65390498" calcext:value-type="float">
            <text:p><text:s/>1,348,0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48091.65390498" calcext:value-type="float">
            <text:p><text:s/>1,348,0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28359.989680632" calcext:value-type="float">
            <text:p><text:s/>728,3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8359.989680632" calcext:value-type="float">
            <text:p><text:s/>728,3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7504.9955555556" calcext:value-type="float">
            <text:p>( 17,50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7504.9955555556" calcext:value-type="float">
            <text:p>( 17,50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10854.994125076" calcext:value-type="float">
            <text:p>( 710,85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10854.994125076" calcext:value-type="float">
            <text:p>( 710,85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48675.250424873" calcext:value-type="float">
            <text:p><text:s/>348,6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8675.250424873" calcext:value-type="float">
            <text:p><text:s/>348,6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71056.413799473" calcext:value-type="float">
            <text:p><text:s/>271,0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056.413799473" calcext:value-type="float">
            <text:p><text:s/>271,0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14294.86555556" calcext:value-type="float">
            <text:p><text:s/>1,714,2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4294.86555556" calcext:value-type="float">
            <text:p><text:s/>1,714,2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714294.86555556" calcext:value-type="float">
            <text:p><text:s/>1,714,2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4294.86555556" calcext:value-type="float">
            <text:p><text:s/>1,714,2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17901.45052222" calcext:value-type="float">
            <text:p><text:s/>1,317,9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64381.158188889" calcext:value-type="float">
            <text:p><text:s/>464,3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17901.45052222" calcext:value-type="float">
            <text:p><text:s/>1,317,9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64381.158188889" calcext:value-type="float">
            <text:p><text:s/>464,3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9444.6783401852" calcext:value-type="float">
            <text:p><text:s/>19,4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44.6783401852" calcext:value-type="float">
            <text:p><text:s/>19,4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06577.511111111" calcext:value-type="float">
            <text:p><text:s/>206,5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851.5111111111" calcext:value-type="float">
            <text:p><text:s/>39,8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726" calcext:value-type="float">
            <text:p><text:s/>166,7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06577.511111111" calcext:value-type="float">
            <text:p><text:s/>206,5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851.5111111111" calcext:value-type="float">
            <text:p><text:s/>39,8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726" calcext:value-type="float">
            <text:p><text:s/>166,7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0437474.166996" calcext:value-type="float">
            <text:p><text:s/>70,437,4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304427.6440876" calcext:value-type="float">
            <text:p><text:s/>63,304,4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33046.5229084" calcext:value-type="float">
            <text:p><text:s/>7,133,0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7702597.66" calcext:value-type="float">
            <text:p><text:s/>57,702,5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248918.1370916" calcext:value-type="float">
            <text:p><text:s/>53,248,9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53679.5229084" calcext:value-type="float">
            <text:p><text:s/>4,453,6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50844.808767" calcext:value-type="float">
            <text:p><text:s/>250,8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844.808767" calcext:value-type="float">
            <text:p><text:s/>250,8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2484031.698229" calcext:value-type="float">
            <text:p><text:s/>12,484,0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04664.698229" calcext:value-type="float">
            <text:p><text:s/>9,804,6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9367" calcext:value-type="float">
            <text:p><text:s/>2,679,3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53978" calcext:value-type="float">
            <text:p><text:s/>53,978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066004.7406624" calcext:value-type="float">
            <text:p><text:s/>47,066,005 <text:s/></text:p>
          </table:table-cell>
          <table:table-cell table:style-name="ce42" office:value-type="float" office:value="38514276" calcext:value-type="float">
            <text:p><text:s/>38,514,2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6173.95022" calcext:value-type="float">
            <text:p><text:s/>1,016,1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51941.95003371" calcext:value-type="float">
            <text:p><text:s/>2,251,9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54.18529" calcext:value-type="float">
            <text:p><text:s/>9,9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3138.13333333" calcext:value-type="float">
            <text:p><text:s/>3,383,1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1692.44444444" calcext:value-type="float">
            <text:p><text:s/>1,691,6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6664.286400512" calcext:value-type="float">
            <text:p><text:s/>716,664 <text:s/></text:p>
          </table:table-cell>
          <table:table-cell table:style-name="ce42" office:value-type="float" office:value="-148137" calcext:value-type="float">
            <text:p><text:s/>-148,1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898.7476327778" calcext:value-type="float">
            <text:p><text:s/>57,89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9076545.9264504" calcext:value-type="float">
            <text:p><text:s/>39,076,546 <text:s/></text:p>
          </table:table-cell>
          <table:table-cell table:style-name="ce43" office:value-type="float" office:value="38716391" calcext:value-type="float">
            <text:p><text:s/>38,716,39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48321.017297222" calcext:value-type="float">
            <text:p><text:s/>948,3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5841.59777778" calcext:value-type="float">
            <text:p><text:s/>2,055,8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22728" calcext:value-type="float">
            <text:p><text:s/>-0 <text:s/></text:p>
          </table:table-cell>
          <table:table-cell table:style-name="ce43" office:value-type="float" office:value="0.0000000000202" calcext:value-type="float">
            <text:p><text:s/>0 <text:s/></text:p>
          </table:table-cell>
          <table:table-cell table:style-name="ce43" office:value-type="float" office:value="0.00000000000099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5296.666666667" calcext:value-type="float">
            <text:p><text:s/>145,297 <text:s/></text:p>
          </table:table-cell>
          <table:table-cell table:style-name="ce42" office:value-type="float" office:value="359766.54" calcext:value-type="float">
            <text:p><text:s/>359,767 <text:s/></text:p>
          </table:table-cell>
          <table:table-cell table:style-name="ce42" office:value-type="float" office:value="77467.9733333333" calcext:value-type="float">
            <text:p><text:s/>77,468 <text:s/></text:p>
          </table:table-cell>
          <table:table-cell table:style-name="ce42" office:value-type="float" office:value="45697459.5732735" calcext:value-type="float">
            <text:p><text:s/>45,697,460 <text:s/></text:p>
          </table:table-cell>
          <table:table-cell table:style-name="ce42" office:value-type="float" office:value="38716391" calcext:value-type="float">
            <text:p><text:s/>38,716,3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716391" calcext:value-type="float">
            <text:p><text:s/>38,716,3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55426.13333333" calcext:value-type="float">
            <text:p><text:s/>6,255,4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18.08888888889" calcext:value-type="float">
            <text:p><text:s/>5,0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5296.666666667" calcext:value-type="float">
            <text:p><text:s/>145,297 <text:s/></text:p>
          </table:table-cell>
          <table:table-cell table:style-name="ce43" office:value-type="float" office:value="359766.54" calcext:value-type="float">
            <text:p><text:s/>359,767 <text:s/></text:p>
          </table:table-cell>
          <table:table-cell table:style-name="ce43" office:value-type="float" office:value="77467.9733333333" calcext:value-type="float">
            <text:p><text:s/>77,468 <text:s/></text:p>
          </table:table-cell>
          <table:table-cell table:style-name="ce43" office:value-type="float" office:value="720624.351051278" calcext:value-type="float">
            <text:p><text:s/>720,62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86487.6" calcext:value-type="float">
            <text:p><text:s/>986,488 <text:s/></text:p>
          </table:table-cell>
          <table:table-cell table:style-name="ce42" office:value-type="float" office:value="1215930.75333333" calcext:value-type="float">
            <text:p><text:s/>1,215,931 <text:s/></text:p>
          </table:table-cell>
          <table:table-cell table:style-name="ce42" office:value-type="float" office:value="181031.34" calcext:value-type="float">
            <text:p><text:s/>181,031 <text:s/></text:p>
          </table:table-cell>
          <table:table-cell table:style-name="ce42" office:value-type="float" office:value="40368100.43958" calcext:value-type="float">
            <text:p><text:s/>40,368,1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5741" calcext:value-type="float">
            <text:p><text:s/>1,325,741 <text:s/></text:p>
          </table:table-cell>
          <table:table-cell table:style-name="ce42" office:value-type="float" office:value="1067597.42958" calcext:value-type="float">
            <text:p><text:s/>1,067,59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86487.6" calcext:value-type="float">
            <text:p><text:s/>986,488 <text:s/></text:p>
          </table:table-cell>
          <table:table-cell table:style-name="ce42" office:value-type="float" office:value="1215930.75333333" calcext:value-type="float">
            <text:p><text:s/>1,215,931 <text:s/></text:p>
          </table:table-cell>
          <table:table-cell table:style-name="ce42" office:value-type="float" office:value="181031.34" calcext:value-type="float">
            <text:p><text:s/>181,031 <text:s/></text:p>
          </table:table-cell>
          <table:table-cell table:style-name="ce42" office:value-type="float" office:value="39692471.7006742" calcext:value-type="float">
            <text:p><text:s/>39,692,4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5741" calcext:value-type="float">
            <text:p><text:s/>1,325,741 <text:s/></text:p>
          </table:table-cell>
          <table:table-cell table:style-name="ce42" office:value-type="float" office:value="1017955.896452" calcext:value-type="float">
            <text:p><text:s/>1,017,95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75628.738905778" calcext:value-type="float">
            <text:p><text:s/>675,62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9641.533128" calcext:value-type="float">
            <text:p><text:s/>49,6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59921.666666667" calcext:value-type="float">
            <text:p><text:s/>259,922 <text:s/></text:p>
          </table:table-cell>
          <table:table-cell table:style-name="ce42" office:value-type="float" office:value="611862.463333333" calcext:value-type="float">
            <text:p><text:s/>611,862 <text:s/></text:p>
          </table:table-cell>
          <table:table-cell table:style-name="ce42" office:value-type="float" office:value="53336.4836666667" calcext:value-type="float">
            <text:p><text:s/>53,336 <text:s/></text:p>
          </table:table-cell>
          <table:table-cell table:style-name="ce42" office:value-type="float" office:value="1949864.25368518" calcext:value-type="float">
            <text:p><text:s/>1,949,86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5741" calcext:value-type="float">
            <text:p><text:s/>1,325,741 <text:s/></text:p>
          </table:table-cell>
          <table:table-cell table:style-name="ce42" office:value-type="float" office:value="3311.80717" calcext:value-type="float">
            <text:p><text:s/>3,3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.266666666667" calcext:value-type="float">
            <text:p><text:s/>1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5015.933333333" calcext:value-type="float">
            <text:p><text:s/>155,016 <text:s/></text:p>
          </table:table-cell>
          <table:table-cell table:style-name="ce42" office:value-type="float" office:value="248034.976" calcext:value-type="float">
            <text:p><text:s/>248,035 <text:s/></text:p>
          </table:table-cell>
          <table:table-cell table:style-name="ce42" office:value-type="float" office:value="53336.4836666667" calcext:value-type="float">
            <text:p><text:s/>53,336 <text:s/></text:p>
          </table:table-cell>
          <table:table-cell table:style-name="ce42" office:value-type="float" office:value="64747.9111111111" calcext:value-type="float">
            <text:p><text:s/>64,7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04905.733333333" calcext:value-type="float">
            <text:p><text:s/>104,906 <text:s/></text:p>
          </table:table-cell>
          <table:table-cell table:style-name="ce42" office:value-type="float" office:value="363827.487333333" calcext:value-type="float">
            <text:p><text:s/>363,8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.444444444444" calcext:value-type="float">
            <text:p><text:s/>2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84635.36479629" calcext:value-type="float">
            <text:p><text:s/>1,884,63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5741" calcext:value-type="float">
            <text:p><text:s/>1,325,741 <text:s/></text:p>
          </table:table-cell>
          <table:table-cell table:style-name="ce42" office:value-type="float" office:value="3311.80717" calcext:value-type="float">
            <text:p><text:s/>3,3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.2666666666667" calcext:value-type="float">
            <text:p><text:s/>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684.26666666667" calcext:value-type="float">
            <text:p><text:s/>2,684 <text:s/></text:p>
          </table:table-cell>
          <table:table-cell table:style-name="ce44" office:value-type="float" office:value="16116.793" calcext:value-type="float">
            <text:p><text:s/>16,117 <text:s/></text:p>
          </table:table-cell>
          <table:table-cell table:style-name="ce44" office:value-type="float" office:value="3476.54766666667" calcext:value-type="float">
            <text:p><text:s/>3,47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78585" calcext:value-type="float">
            <text:p><text:s/>578,585 <text:s/></text:p>
          </table:table-cell>
          <table:table-cell table:style-name="ce44" office:value-type="float" office:value="228184.957" calcext:value-type="float">
            <text:p><text:s/>228,185 <text:s/></text:p>
          </table:table-cell>
          <table:table-cell table:style-name="ce44" office:value-type="float" office:value="46750.3353333333" calcext:value-type="float">
            <text:p><text:s/>46,750 <text:s/></text:p>
          </table:table-cell>
          <table:table-cell table:style-name="ce44" office:value-type="float" office:value="29741480.9412939" calcext:value-type="float">
            <text:p><text:s/>29,741,48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012606.63970722" calcext:value-type="float">
            <text:p><text:s/>2,012,60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78585" calcext:value-type="float">
            <text:p><text:s/>578,585 <text:s/></text:p>
          </table:table-cell>
          <table:table-cell table:style-name="ce44" office:value-type="float" office:value="228184.957" calcext:value-type="float">
            <text:p><text:s/>228,185 <text:s/></text:p>
          </table:table-cell>
          <table:table-cell table:style-name="ce44" office:value-type="float" office:value="46750.3353333333" calcext:value-type="float">
            <text:p><text:s/>46,750 <text:s/></text:p>
          </table:table-cell>
          <table:table-cell table:style-name="ce44" office:value-type="float" office:value="21981332.4854741" calcext:value-type="float">
            <text:p><text:s/>21,981,33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012606.63970722" calcext:value-type="float">
            <text:p><text:s/>2,012,6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78585" calcext:value-type="float">
            <text:p><text:s/>578,585 <text:s/></text:p>
          </table:table-cell>
          <table:table-cell table:style-name="ce42" office:value-type="float" office:value="228184.957" calcext:value-type="float">
            <text:p><text:s/>228,185 <text:s/></text:p>
          </table:table-cell>
          <table:table-cell table:style-name="ce42" office:value-type="float" office:value="46750.3353333333" calcext:value-type="float">
            <text:p><text:s/>46,750 <text:s/></text:p>
          </table:table-cell>
          <table:table-cell table:style-name="ce42" office:value-type="float" office:value="6913347.19566799" calcext:value-type="float">
            <text:p><text:s/>6,913,3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5198.93879" calcext:value-type="float">
            <text:p><text:s/>495,1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25.1874577778" calcext:value-type="float">
            <text:p><text:s/>37,8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6.60968" calcext:value-type="float">
            <text:p><text:s/>2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0910.795079152" calcext:value-type="float">
            <text:p><text:s/>450,9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55.44627" calcext:value-type="float">
            <text:p><text:s/>10,4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2713.20743923" calcext:value-type="float">
            <text:p><text:s/>1,332,7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30.91523" calcext:value-type="float">
            <text:p><text:s/>6,2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918.1284744445" calcext:value-type="float">
            <text:p><text:s/>50,9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.28403" calcext:value-type="float">
            <text:p><text:s/>1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52.8413011111" calcext:value-type="float">
            <text:p><text:s/>12,1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38.33019" calcext:value-type="float">
            <text:p><text:s/>1,7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8453.102768756" calcext:value-type="float">
            <text:p><text:s/>468,4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36.45228" calcext:value-type="float">
            <text:p><text:s/>3,4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76.7021522222" calcext:value-type="float">
            <text:p><text:s/>10,4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48.47993" calcext:value-type="float">
            <text:p><text:s/>7,0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30263.1141245" calcext:value-type="float">
            <text:p><text:s/>1,730,2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75.02034" calcext:value-type="float">
            <text:p><text:s/>3,6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86626.87587998" calcext:value-type="float">
            <text:p><text:s/>1,586,6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75.02034" calcext:value-type="float">
            <text:p><text:s/>3,6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89160.75119588" calcext:value-type="float">
            <text:p>( 1,289,16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675.02034" calcext:value-type="float">
            <text:p>( 3,67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97466.124684101" calcext:value-type="float">
            <text:p>( 297,46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380.1074479053" calcext:value-type="float">
            <text:p><text:s/>64,3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256.130796616" calcext:value-type="float">
            <text:p><text:s/>79,2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845.058058889" calcext:value-type="float">
            <text:p><text:s/>195,8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15.96917" calcext:value-type="float">
            <text:p><text:s/>4,1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818.1381711111" calcext:value-type="float">
            <text:p><text:s/>43,8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17.02706" calcext:value-type="float">
            <text:p><text:s/>2,51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15165.816578889" calcext:value-type="float">
            <text:p><text:s/>315,16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7538.52769" calcext:value-type="float">
            <text:p><text:s/>27,5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8440.041182222" calcext:value-type="float">
            <text:p><text:s/>668,4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893.01896" calcext:value-type="float">
            <text:p><text:s/>82,8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316.597933333" calcext:value-type="float">
            <text:p><text:s/>185,3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13.4646" calcext:value-type="float">
            <text:p><text:s/>1,3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3123.443248889" calcext:value-type="float">
            <text:p><text:s/>483,1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579.55436" calcext:value-type="float">
            <text:p><text:s/>81,5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9584.3283288889" calcext:value-type="float">
            <text:p>( 29,58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9582.43944" calcext:value-type="float">
            <text:p>( 29,58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7961.2038" calcext:value-type="float">
            <text:p>( 7,96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7961.2038" calcext:value-type="float">
            <text:p>( 7,96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78585" calcext:value-type="float">
            <text:p><text:s/>578,585 <text:s/></text:p>
          </table:table-cell>
          <table:table-cell table:style-name="ce42" office:value-type="float" office:value="228184.957" calcext:value-type="float">
            <text:p><text:s/>228,185 <text:s/></text:p>
          </table:table-cell>
          <table:table-cell table:style-name="ce42" office:value-type="float" office:value="46750.3353333333" calcext:value-type="float">
            <text:p><text:s/>46,750 <text:s/></text:p>
          </table:table-cell>
          <table:table-cell table:style-name="ce42" office:value-type="float" office:value="860886.143881111" calcext:value-type="float">
            <text:p><text:s/>860,8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236.69077" calcext:value-type="float">
            <text:p><text:s/>71,2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78585" calcext:value-type="float">
            <text:p><text:s/>578,585 <text:s/></text:p>
          </table:table-cell>
          <table:table-cell table:style-name="ce42" office:value-type="float" office:value="228184.957" calcext:value-type="float">
            <text:p><text:s/>228,185 <text:s/></text:p>
          </table:table-cell>
          <table:table-cell table:style-name="ce42" office:value-type="float" office:value="46750.3353333333" calcext:value-type="float">
            <text:p><text:s/>46,750 <text:s/></text:p>
          </table:table-cell>
          <table:table-cell table:style-name="ce42" office:value-type="float" office:value="731280.688072222" calcext:value-type="float">
            <text:p><text:s/>731,2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261.62385" calcext:value-type="float">
            <text:p><text:s/>49,2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605.455808889" calcext:value-type="float">
            <text:p><text:s/>129,6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975.06692" calcext:value-type="float">
            <text:p><text:s/>21,9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90" calcext:value-type="float">
            <text:p>( 39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012.843937778" calcext:value-type="float">
            <text:p><text:s/>127,0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466.06616" calcext:value-type="float">
            <text:p><text:s/>36,46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562.5641377778" calcext:value-type="float">
            <text:p><text:s/>18,56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307.78636" calcext:value-type="float">
            <text:p><text:s/>3,3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556.924418574" calcext:value-type="float">
            <text:p><text:s/>107,5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181.87261" calcext:value-type="float">
            <text:p><text:s/>11,1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474.2595577778" calcext:value-type="float">
            <text:p><text:s/>63,4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978.38178" calcext:value-type="float">
            <text:p><text:s/>17,9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6410.526946667" calcext:value-type="float">
            <text:p><text:s/>226,4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5013.06028" calcext:value-type="float">
            <text:p><text:s/>205,0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.0666666666667" calcext:value-type="float">
            <text:p><text:s/>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2374.733333333" calcext:value-type="float">
            <text:p><text:s/>192,3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13939.1986694" calcext:value-type="float">
            <text:p><text:s/>11,913,9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367.9764472222" calcext:value-type="float">
            <text:p><text:s/>18,3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0464.666666667" calcext:value-type="float">
            <text:p><text:s/>380,4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94819.6431139" calcext:value-type="float">
            <text:p><text:s/>11,094,8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367.9764472222" calcext:value-type="float">
            <text:p><text:s/>18,3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071.6444444444" calcext:value-type="float">
            <text:p><text:s/>45,0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3583.244444444" calcext:value-type="float">
            <text:p><text:s/>393,5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7171.777777778" calcext:value-type="float">
            <text:p><text:s/>727,1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2" calcext:value-type="float">
            <text:p><text:s/>1,6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25479.777777778" calcext:value-type="float">
            <text:p><text:s/>725,48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7238.644444445" calcext:value-type="float">
            <text:p><text:s/>927,2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556.933333333" calcext:value-type="float">
            <text:p><text:s/>218,5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80.86666666667" calcext:value-type="float">
            <text:p><text:s/>3,8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94.57777777778" calcext:value-type="float">
            <text:p><text:s/>6,7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8.444444444444" calcext:value-type="float">
            <text:p><text:s/>7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0.26666666667" calcext:value-type="float">
            <text:p><text:s/>1,7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4812.777777778" calcext:value-type="float">
            <text:p><text:s/>564,8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0714.777777778" calcext:value-type="float">
            <text:p><text:s/>130,71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499635.66891444" calcext:value-type="float">
            <text:p><text:s/>1,499,63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499039.72447" calcext:value-type="float">
            <text:p><text:s/>1,499,0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60148.45581985" calcext:value-type="float">
            <text:p><text:s/>7,760,1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60148.45581985" calcext:value-type="float">
            <text:p><text:s/>7,760,1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469234.46666667" calcext:value-type="float">
            <text:p>( 4,469,23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065738.448802" calcext:value-type="float">
            <text:p><text:s/>30,065,7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153542.077" calcext:value-type="float">
            <text:p><text:s/>26,153,5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11.191233" calcext:value-type="float">
            <text:p><text:s/>11,6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00585.180569" calcext:value-type="float">
            <text:p><text:s/>3,900,5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0333.866666667" calcext:value-type="float">
            <text:p><text:s/>450,334 <text:s/></text:p>
          </table:table-cell>
          <table:table-cell table:style-name="ce42" office:value-type="float" office:value="1951316.46666667" calcext:value-type="float">
            <text:p><text:s/>1,951,316 <text:s/></text:p>
          </table:table-cell>
          <table:table-cell table:style-name="ce42" office:value-type="float" office:value="1917341.4" calcext:value-type="float">
            <text:p><text:s/>1,917,3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0479.111111111" calcext:value-type="float">
            <text:p><text:s/>370,4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501.103454488" calcext:value-type="float">
            <text:p><text:s/>128,5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83.555555555556" calcext:value-type="float">
            <text:p><text:s/>484 <text:s/></text:p>
          </table:table-cell>
          <table:table-cell table:style-name="ce42" office:value-type="float" office:value="1691208.88888889" calcext:value-type="float">
            <text:p><text:s/>1,691,2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364494.956787821" calcext:value-type="float">
            <text:p><text:s/>-364,495 <text:s/></text:p>
          </table:table-cell>
          <table:table-cell table:style-name="ce42" office:value-type="float" office:value="-316750.2" calcext:value-type="float">
            <text:p><text:s/>-316,750 <text:s/></text:p>
          </table:table-cell>
          <table:table-cell table:style-name="ce42" office:value-type="float" office:value="-32970.9653935162" calcext:value-type="float">
            <text:p><text:s/>-32,971 <text:s/></text:p>
          </table:table-cell>
          <table:table-cell table:style-name="ce42" office:value-type="float" office:value="59.1666666666666" calcext:value-type="float">
            <text:p><text:s/>59 <text:s/></text:p>
          </table:table-cell>
          <table:table-cell table:style-name="ce42" office:value-type="float" office:value="-30291.6915934133" calcext:value-type="float">
            <text:p><text:s/>-30,292 <text:s/></text:p>
          </table:table-cell>
          <table:table-cell table:style-name="ce42" office:value-type="float" office:value="-122461.197295476" calcext:value-type="float">
            <text:p><text:s/>-122,461 <text:s/></text:p>
          </table:table-cell>
          <table:table-cell table:style-name="ce42" office:value-type="float" office:value="324035.111111111" calcext:value-type="float">
            <text:p><text:s/>324,03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86327.72" calcext:value-type="float">
            <text:p><text:s/>686,328 <text:s/></text:p>
          </table:table-cell>
          <table:table-cell table:style-name="ce43" office:value-type="float" office:value="2268066.66666667" calcext:value-type="float">
            <text:p><text:s/>2,268,067 <text:s/></text:p>
          </table:table-cell>
          <table:table-cell table:style-name="ce43" office:value-type="float" office:value="1950312.36539352" calcext:value-type="float">
            <text:p><text:s/>1,950,312 <text:s/></text:p>
          </table:table-cell>
          <table:table-cell table:style-name="ce43" office:value-type="float" office:value="-59.1666666666666" calcext:value-type="float">
            <text:p><text:s/>-59 <text:s/></text:p>
          </table:table-cell>
          <table:table-cell table:style-name="ce43" office:value-type="float" office:value="29808.1360378577" calcext:value-type="float">
            <text:p><text:s/>29,808 <text:s/></text:p>
          </table:table-cell>
          <table:table-cell table:style-name="ce43" office:value-type="float" office:value="-1198268.5804823" calcext:value-type="float">
            <text:p><text:s/>-1,198,269 <text:s/></text:p>
          </table:table-cell>
          <table:table-cell table:style-name="ce43" office:value-type="float" office:value="-324035.111111111" calcext:value-type="float">
            <text:p><text:s/>-324,0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0200.32" calcext:value-type="float">
            <text:p><text:s/>270,200 <text:s/></text:p>
          </table:table-cell>
          <table:table-cell table:style-name="ce42" office:value-type="float" office:value="847.6" calcext:value-type="float">
            <text:p><text:s/>848 <text:s/></text:p>
          </table:table-cell>
          <table:table-cell table:style-name="ce42" office:value-type="float" office:value="85.2987268493295" calcext:value-type="float">
            <text:p><text:s/>85 <text:s/></text:p>
          </table:table-cell>
          <table:table-cell table:style-name="ce42" office:value-type="float" office:value="817.5" calcext:value-type="float">
            <text:p><text:s/>818 <text:s/></text:p>
          </table:table-cell>
          <table:table-cell table:style-name="ce42" office:value-type="float" office:value="1047.99486726645" calcext:value-type="float">
            <text:p><text:s/>1,048 <text:s/></text:p>
          </table:table-cell>
          <table:table-cell table:style-name="ce42" office:value-type="float" office:value="19992.0051327336" calcext:value-type="float">
            <text:p><text:s/>19,992 <text:s/></text:p>
          </table:table-cell>
          <table:table-cell table:style-name="ce42" office:value-type="float" office:value="128727.777777778" calcext:value-type="float">
            <text:p><text:s/>128,72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99386.2" calcext:value-type="float">
            <text:p><text:s/>4,099,386 <text:s/></text:p>
          </table:table-cell>
          <table:table-cell table:style-name="ce42" office:value-type="float" office:value="5516551.73333333" calcext:value-type="float">
            <text:p><text:s/>5,516,552 <text:s/></text:p>
          </table:table-cell>
          <table:table-cell table:style-name="ce42" office:value-type="float" office:value="4774433.73333333" calcext:value-type="float">
            <text:p><text:s/>4,774,434 <text:s/></text:p>
          </table:table-cell>
          <table:table-cell table:style-name="ce42" office:value-type="float" office:value="1106.66666666667" calcext:value-type="float">
            <text:p><text:s/>1,107 <text:s/></text:p>
          </table:table-cell>
          <table:table-cell table:style-name="ce42" office:value-type="float" office:value="97269.192162742" calcext:value-type="float">
            <text:p><text:s/>97,269 <text:s/></text:p>
          </table:table-cell>
          <table:table-cell table:style-name="ce42" office:value-type="float" office:value="1638720.14117059" calcext:value-type="float">
            <text:p><text:s/>1,638,720 <text:s/></text:p>
          </table:table-cell>
          <table:table-cell table:style-name="ce42" office:value-type="float" office:value="487516.555555556" calcext:value-type="float">
            <text:p><text:s/>487,51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99386.2" calcext:value-type="float">
            <text:p><text:s/>4,099,386 <text:s/></text:p>
          </table:table-cell>
          <table:table-cell table:style-name="ce42" office:value-type="float" office:value="4949753.88933333" calcext:value-type="float">
            <text:p><text:s/>4,949,754 <text:s/></text:p>
          </table:table-cell>
          <table:table-cell table:style-name="ce42" office:value-type="float" office:value="4283796.49958635" calcext:value-type="float">
            <text:p><text:s/>4,283,796 <text:s/></text:p>
          </table:table-cell>
          <table:table-cell table:style-name="ce42" office:value-type="float" office:value="1106.66666666667" calcext:value-type="float">
            <text:p><text:s/>1,107 <text:s/></text:p>
          </table:table-cell>
          <table:table-cell table:style-name="ce42" office:value-type="float" office:value="97269.192162742" calcext:value-type="float">
            <text:p><text:s/>97,269 <text:s/></text:p>
          </table:table-cell>
          <table:table-cell table:style-name="ce42" office:value-type="float" office:value="1638720.14117059" calcext:value-type="float">
            <text:p><text:s/>1,638,720 <text:s/></text:p>
          </table:table-cell>
          <table:table-cell table:style-name="ce42" office:value-type="float" office:value="487516.555555556" calcext:value-type="float">
            <text:p><text:s/>487,51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66797.844" calcext:value-type="float">
            <text:p><text:s/>566,798 <text:s/></text:p>
          </table:table-cell>
          <table:table-cell table:style-name="ce43" office:value-type="float" office:value="490637.233746983" calcext:value-type="float">
            <text:p><text:s/>490,63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4.86666666667" calcext:value-type="float">
            <text:p><text:s/>2,055 <text:s/></text:p>
          </table:table-cell>
          <table:table-cell table:style-name="ce42" office:value-type="float" office:value="1826.93333333333" calcext:value-type="float">
            <text:p><text:s/>1,82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9.333333333333" calcext:value-type="float">
            <text:p><text:s/>989 <text:s/></text:p>
          </table:table-cell>
          <table:table-cell table:style-name="ce42" office:value-type="float" office:value="10.3888888888889" calcext:value-type="float">
            <text:p><text:s/>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.533333333333" calcext:value-type="float">
            <text:p><text:s/>1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2.06666666667" calcext:value-type="float">
            <text:p><text:s/>1,852 <text:s/></text:p>
          </table:table-cell>
          <table:table-cell table:style-name="ce42" office:value-type="float" office:value="1776.66666666667" calcext:value-type="float">
            <text:p><text:s/>1,7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9.333333333333" calcext:value-type="float">
            <text:p><text:s/>989 <text:s/></text:p>
          </table:table-cell>
          <table:table-cell table:style-name="ce42" office:value-type="float" office:value="10.3888888888889" calcext:value-type="float">
            <text:p><text:s/>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0.2666666666667" calcext:value-type="float">
            <text:p><text:s/>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515513.6" calcext:value-type="float">
            <text:p><text:s/>4,515,514 <text:s/></text:p>
          </table:table-cell>
          <table:table-cell table:style-name="ce44" office:value-type="float" office:value="7781715.93333333" calcext:value-type="float">
            <text:p><text:s/>7,781,716 <text:s/></text:p>
          </table:table-cell>
          <table:table-cell table:style-name="ce44" office:value-type="float" office:value="6722833.86666667" calcext:value-type="float">
            <text:p><text:s/>6,722,834 <text:s/></text:p>
          </table:table-cell>
          <table:table-cell table:style-name="ce44" office:value-type="float" office:value="230" calcext:value-type="float">
            <text:p><text:s/>230 <text:s/></text:p>
          </table:table-cell>
          <table:table-cell table:style-name="ce44" office:value-type="float" office:value="126029.333333333" calcext:value-type="float">
            <text:p><text:s/>126,029 <text:s/></text:p>
          </table:table-cell>
          <table:table-cell table:style-name="ce44" office:value-type="float" office:value="419470.222222222" calcext:value-type="float">
            <text:p><text:s/>419,470 <text:s/></text:p>
          </table:table-cell>
          <table:table-cell table:style-name="ce44" office:value-type="float" office:value="34743.2777777778" calcext:value-type="float">
            <text:p><text:s/>34,74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6279.1333333333" calcext:value-type="float">
            <text:p><text:s/>46,279 <text:s/></text:p>
          </table:table-cell>
          <table:table-cell table:style-name="ce44" office:value-type="float" office:value="7781715.93333333" calcext:value-type="float">
            <text:p><text:s/>7,781,716 <text:s/></text:p>
          </table:table-cell>
          <table:table-cell table:style-name="ce44" office:value-type="float" office:value="6722833.86666667" calcext:value-type="float">
            <text:p><text:s/>6,722,834 <text:s/></text:p>
          </table:table-cell>
          <table:table-cell table:style-name="ce44" office:value-type="float" office:value="230" calcext:value-type="float">
            <text:p><text:s/>230 <text:s/></text:p>
          </table:table-cell>
          <table:table-cell table:style-name="ce44" office:value-type="float" office:value="126029.333333333" calcext:value-type="float">
            <text:p><text:s/>126,029 <text:s/></text:p>
          </table:table-cell>
          <table:table-cell table:style-name="ce44" office:value-type="float" office:value="419470.222222222" calcext:value-type="float">
            <text:p><text:s/>419,470 <text:s/></text:p>
          </table:table-cell>
          <table:table-cell table:style-name="ce44" office:value-type="float" office:value="34743.2777777778" calcext:value-type="float">
            <text:p><text:s/>34,7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79.1333333333" calcext:value-type="float">
            <text:p><text:s/>46,279 <text:s/></text:p>
          </table:table-cell>
          <table:table-cell table:style-name="ce42" office:value-type="float" office:value="6097.86666666667" calcext:value-type="float">
            <text:p><text:s/>6,098 <text:s/></text:p>
          </table:table-cell>
          <table:table-cell table:style-name="ce42" office:value-type="float" office:value="5898.53333333333" calcext:value-type="float">
            <text:p><text:s/>5,8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56.77777777778" calcext:value-type="float">
            <text:p><text:s/>8,6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.0666666666667" calcext:value-type="float">
            <text:p><text:s/>45 <text:s/></text:p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9.5" calcext:value-type="float">
            <text:p><text:s/>5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.4666666666667" calcext:value-type="float">
            <text:p><text:s/>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.3333333333333" calcext:value-type="float">
            <text:p><text:s/>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.8" calcext:value-type="float">
            <text:p><text:s/>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.5555555555556" calcext:value-type="float">
            <text:p><text:s/>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889.1333333333" calcext:value-type="float">
            <text:p><text:s/>45,889 <text:s/></text:p>
          </table:table-cell>
          <table:table-cell table:number-columns-repeated="2" table:style-name="ce42" office:value-type="float" office:value="45.0666666666667" calcext:value-type="float">
            <text:p><text:s/>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.3333333333333" calcext:value-type="float">
            <text:p><text:s/>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889.1333333333" calcext:value-type="float">
            <text:p><text:s/>45,889 <text:s/></text:p>
          </table:table-cell>
          <table:table-cell table:number-columns-repeated="2" table:style-name="ce42" office:value-type="float" office:value="45.0666666666667" calcext:value-type="float">
            <text:p><text:s/>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.3333333333333" calcext:value-type="float">
            <text:p><text:s/>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45.0666666666667" calcext:value-type="float">
            <text:p>( 45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5.3333333333333" calcext:value-type="float">
            <text:p>( 4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5889.1333333333" calcext:value-type="float">
            <text:p>( 45,88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.46666666666667" calcext:value-type="float">
            <text:p><text:s/>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70" calcext:value-type="float">
            <text:p><text:s/>1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.5555555555556" calcext:value-type="float">
            <text:p><text:s/>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6666666666667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5.8888888888889" calcext:value-type="float">
            <text:p><text:s/>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" calcext:value-type="float">
            <text:p><text:s/>390 <text:s/></text:p>
          </table:table-cell>
          <table:table-cell table:style-name="ce42" office:value-type="float" office:value="123.933333333333" calcext:value-type="float">
            <text:p><text:s/>124 <text:s/></text:p>
          </table:table-cell>
          <table:table-cell table:style-name="ce42" office:value-type="float" office:value="99.6666666666667" calcext:value-type="float">
            <text:p><text:s/>1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00.22222222222" calcext:value-type="float">
            <text:p><text:s/>7,0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.933333333333" calcext:value-type="float">
            <text:p><text:s/>124 <text:s/></text:p>
          </table:table-cell>
          <table:table-cell table:style-name="ce42" office:value-type="float" office:value="99.6666666666667" calcext:value-type="float">
            <text:p><text:s/>1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84.27777777778" calcext:value-type="float">
            <text:p><text:s/>5,3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" calcext:value-type="float">
            <text:p><text:s/>3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15.94444444444" calcext:value-type="float">
            <text:p><text:s/>1,6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90" calcext:value-type="float">
            <text:p>( 39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.1111111111111" calcext:value-type="float">
            <text:p><text:s/>1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46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.6666666666667" calcext:value-type="float">
            <text:p><text:s/>35 <text:s/></text:p>
          </table:table-cell>
          <table:table-cell table:style-name="ce42" office:value-type="float" office:value="29.4666666666667" calcext:value-type="float">
            <text:p><text:s/>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" calcext:value-type="float">
            <text:p><text:s/>1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92.6" calcext:value-type="float">
            <text:p><text:s/>5,593 <text:s/></text:p>
          </table:table-cell>
          <table:table-cell table:style-name="ce42" office:value-type="float" office:value="5571.8" calcext:value-type="float">
            <text:p><text:s/>5,5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4.611111111111" calcext:value-type="float">
            <text:p><text:s/>5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1" calcext:value-type="float">
            <text:p><text:s/>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47669.8" calcext:value-type="float">
            <text:p><text:s/>7,747,670 <text:s/></text:p>
          </table:table-cell>
          <table:table-cell table:style-name="ce42" office:value-type="float" office:value="6693686.13333333" calcext:value-type="float">
            <text:p><text:s/>6,693,686 <text:s/></text:p>
          </table:table-cell>
          <table:table-cell table:style-name="ce42" office:value-type="float" office:value="230" calcext:value-type="float">
            <text:p><text:s/>230 <text:s/></text:p>
          </table:table-cell>
          <table:table-cell table:style-name="ce42" office:value-type="float" office:value="9393.77777777778" calcext:value-type="float">
            <text:p><text:s/>9,394 <text:s/></text:p>
          </table:table-cell>
          <table:table-cell table:style-name="ce42" office:value-type="float" office:value="370840.888888889" calcext:value-type="float">
            <text:p><text:s/>370,8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0" calcext:value-type="float">
            <text:p><text:s/>230 <text:s/></text:p>
          </table:table-cell>
          <table:table-cell table:style-name="ce42" office:value-type="float" office:value="9393.77777777778" calcext:value-type="float">
            <text:p><text:s/>9,394 <text:s/></text:p>
          </table:table-cell>
          <table:table-cell table:style-name="ce42" office:value-type="float" office:value="370840.888888889" calcext:value-type="float">
            <text:p><text:s/>370,8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47669.8" calcext:value-type="float">
            <text:p><text:s/>7,747,670 <text:s/></text:p>
          </table:table-cell>
          <table:table-cell table:style-name="ce42" office:value-type="float" office:value="6693686.13333333" calcext:value-type="float">
            <text:p><text:s/>6,693,6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7333333333333" calcext:value-type="float">
            <text:p><text:s/>15 <text:s/></text:p>
          </table:table-cell>
          <table:table-cell table:style-name="ce42" office:value-type="float" office:value="9.53333333333333" calcext:value-type="float">
            <text:p><text:s/>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2222222222222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7333333333333" calcext:value-type="float">
            <text:p><text:s/>15 <text:s/></text:p>
          </table:table-cell>
          <table:table-cell table:style-name="ce42" office:value-type="float" office:value="9.53333333333333" calcext:value-type="float">
            <text:p><text:s/>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2222222222222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933.5333333333" calcext:value-type="float">
            <text:p><text:s/>27,934 <text:s/></text:p>
          </table:table-cell>
          <table:table-cell table:style-name="ce42" office:value-type="float" office:value="23239.6666666667" calcext:value-type="float">
            <text:p><text:s/>23,2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635.555555556" calcext:value-type="float">
            <text:p><text:s/>116,636 <text:s/></text:p>
          </table:table-cell>
          <table:table-cell table:style-name="ce42" office:value-type="float" office:value="48629.3333333333" calcext:value-type="float">
            <text:p><text:s/>48,629 <text:s/></text:p>
          </table:table-cell>
          <table:table-cell table:style-name="ce42" office:value-type="float" office:value="25477.3333333333" calcext:value-type="float">
            <text:p><text:s/>25,4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4416.22222222222" calcext:value-type="float">
            <text:p><text:s/>4,4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4.7777777777778" calcext:value-type="float">
            <text:p><text:s/>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.66666666666667" calcext:value-type="float">
            <text:p><text:s/>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606.8" calcext:value-type="float">
            <text:p><text:s/>27,607 <text:s/></text:p>
          </table:table-cell>
          <table:table-cell table:style-name="ce42" office:value-type="float" office:value="23057.6666666667" calcext:value-type="float">
            <text:p><text:s/>23,0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635.555555556" calcext:value-type="float">
            <text:p><text:s/>116,636 <text:s/></text:p>
          </table:table-cell>
          <table:table-cell table:style-name="ce42" office:value-type="float" office:value="48629.3333333333" calcext:value-type="float">
            <text:p><text:s/>48,629 <text:s/></text:p>
          </table:table-cell>
          <table:table-cell table:style-name="ce42" office:value-type="float" office:value="18769.8888888889" calcext:value-type="float">
            <text:p><text:s/>18,77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8.066666666667" calcext:value-type="float">
            <text:p><text:s/>318 <text:s/></text:p>
          </table:table-cell>
          <table:table-cell table:style-name="ce43" office:value-type="float" office:value="182" calcext:value-type="float">
            <text:p><text:s/>18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236.44444444444" calcext:value-type="float">
            <text:p><text:s/>2,23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44" office:value-type="float" office:value="595.944444444444" calcext:value-type="float">
            <text:p><text:s/>5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69234.46666667" calcext:value-type="float">
            <text:p><text:s/>4,469,2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69234.46666667" calcext:value-type="float">
            <text:p><text:s/>4,469,2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469234.46666667" calcext:value-type="float">
            <text:p>( 4,469,23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48007.68888889" calcext:value-type="float">
            <text:p><text:s/>3,448,0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2940.8" calcext:value-type="float">
            <text:p><text:s/>242,941 <text:s/></text:p>
          </table:table-cell>
          <table:table-cell table:style-name="ce42" office:value-type="float" office:value="188580" calcext:value-type="float">
            <text:p><text:s/>188,580 <text:s/></text:p>
          </table:table-cell>
          <table:table-cell table:style-name="ce42" office:value-type="float" office:value="525261.323775735" calcext:value-type="float">
            <text:p><text:s/>525,2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166.5333333333" calcext:value-type="float">
            <text:p><text:s/>20,167 <text:s/></text:p>
          </table:table-cell>
          <table:table-cell table:style-name="ce42" office:value-type="float" office:value="338469" calcext:value-type="float">
            <text:p><text:s/>338,4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00607.822222222" calcext:value-type="float">
            <text:p><text:s/>600,608 <text:s/></text:p>
          </table:table-cell>
          <table:table-cell table:style-name="ce42" office:value-type="float" office:value="911522.711111111" calcext:value-type="float">
            <text:p><text:s/>911,5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201.066666667" calcext:value-type="float">
            <text:p><text:s/>129,201 <text:s/></text:p>
          </table:table-cell>
          <table:table-cell table:style-name="ce42" office:value-type="float" office:value="96612.2222222222" calcext:value-type="float">
            <text:p><text:s/>96,612 <text:s/></text:p>
          </table:table-cell>
          <table:table-cell table:style-name="ce42" office:value-type="float" office:value="25993.7279558866" calcext:value-type="float">
            <text:p><text:s/>25,9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515.1111111111" calcext:value-type="float">
            <text:p><text:s/>76,515 <text:s/></text:p>
          </table:table-cell>
          <table:table-cell table:style-name="ce42" office:value-type="float" office:value="273034" calcext:value-type="float">
            <text:p><text:s/>273,0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58881.333333333" calcext:value-type="float">
            <text:p><text:s/>258,881 <text:s/></text:p>
          </table:table-cell>
          <table:table-cell table:style-name="ce42" office:value-type="float" office:value="3122437.06666667" calcext:value-type="float">
            <text:p><text:s/>3,122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9.73333333333" calcext:value-type="float">
            <text:p><text:s/>1,8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894529.044444445" calcext:value-type="float">
            <text:p><text:s/>894,529 <text:s/></text:p>
          </table:table-cell>
          <table:table-cell table:style-name="ce42" office:value-type="float" office:value="331772.444444444" calcext:value-type="float">
            <text:p><text:s/>331,7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71.2" calcext:value-type="float">
            <text:p><text:s/>19,171 <text:s/></text:p>
          </table:table-cell>
          <table:table-cell table:style-name="ce42" office:value-type="float" office:value="16133.3333333333" calcext:value-type="float">
            <text:p><text:s/>16,133 <text:s/></text:p>
          </table:table-cell>
          <table:table-cell table:style-name="ce42" office:value-type="float" office:value="138009.633333333" calcext:value-type="float">
            <text:p><text:s/>138,0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8049.66666666667" calcext:value-type="float">
            <text:p><text:s/>-8,050 <text:s/></text:p>
          </table:table-cell>
          <table:table-cell table:style-name="ce42" office:value-type="float" office:value="-74759.6822222222" calcext:value-type="float">
            <text:p><text:s/>-74,76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754018.2" calcext:value-type="float">
            <text:p><text:s/>-1,754,018 <text:s/></text:p>
          </table:table-cell>
          <table:table-cell table:style-name="ce43" office:value-type="float" office:value="-917724.533333333" calcext:value-type="float">
            <text:p><text:s/>-917,72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2748.8" calcext:value-type="float">
            <text:p><text:s/>92,749 <text:s/></text:p>
          </table:table-cell>
          <table:table-cell table:style-name="ce43" office:value-type="float" office:value="75834.4444444444" calcext:value-type="float">
            <text:p><text:s/>75,834 <text:s/></text:p>
          </table:table-cell>
          <table:table-cell table:style-name="ce43" office:value-type="float" office:value="361257.962486515" calcext:value-type="float">
            <text:p><text:s/>361,25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8298.9111111111" calcext:value-type="float">
            <text:p><text:s/>-48,299 <text:s/></text:p>
          </table:table-cell>
          <table:table-cell table:style-name="ce43" office:value-type="float" office:value="140194.682222222" calcext:value-type="float">
            <text:p><text:s/>140,1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3947.4666666667" calcext:value-type="float">
            <text:p><text:s/>33,947 <text:s/></text:p>
          </table:table-cell>
          <table:table-cell table:style-name="ce42" office:value-type="float" office:value="1249995.82222222" calcext:value-type="float">
            <text:p><text:s/>1,249,9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54.1333333333" calcext:value-type="float">
            <text:p><text:s/>11,954 <text:s/></text:p>
          </table:table-cell>
          <table:table-cell table:style-name="ce42" office:value-type="float" office:value="4.44444444444444" calcext:value-type="float">
            <text:p><text:s/>4 <text:s/></text:p>
          </table:table-cell>
          <table:table-cell table:style-name="ce42" office:value-type="float" office:value="1707.95555555556" calcext:value-type="float">
            <text:p><text:s/>1,7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6598.577777778" calcext:value-type="float">
            <text:p><text:s/>336,59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71326.052556859" calcext:value-type="float">
            <text:p><text:s/>371,326 <text:s/></text:p>
          </table:table-cell>
          <table:table-cell table:style-name="ce42" office:value-type="float" office:value="6609742.52071664" calcext:value-type="float">
            <text:p><text:s/>6,609,7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70873.066666667" calcext:value-type="float">
            <text:p><text:s/>370,873 <text:s/></text:p>
          </table:table-cell>
          <table:table-cell table:style-name="ce42" office:value-type="float" office:value="5884553.06666667" calcext:value-type="float">
            <text:p><text:s/>5,884,5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18.08888888889" calcext:value-type="float">
            <text:p><text:s/>5,0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52.985890192" calcext:value-type="float">
            <text:p><text:s/>453 <text:s/></text:p>
          </table:table-cell>
          <table:table-cell table:style-name="ce43" office:value-type="float" office:value="720171.365161086" calcext:value-type="float">
            <text:p><text:s/>720,17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079101.33333333" calcext:value-type="float">
            <text:p><text:s/>7,079,101 <text:s/></text:p>
          </table:table-cell>
          <table:table-cell table:style-name="ce42" office:value-type="float" office:value="15984849.7333333" calcext:value-type="float">
            <text:p><text:s/>15,984,8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852.8" calcext:value-type="float">
            <text:p><text:s/>287,853 <text:s/></text:p>
          </table:table-cell>
          <table:table-cell table:style-name="ce42" office:value-type="float" office:value="894048.888888889" calcext:value-type="float">
            <text:p><text:s/>894,049 <text:s/></text:p>
          </table:table-cell>
          <table:table-cell table:style-name="ce42" office:value-type="float" office:value="276907.366666667" calcext:value-type="float">
            <text:p><text:s/>276,9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036.266666667" calcext:value-type="float">
            <text:p><text:s/>118,036 <text:s/></text:p>
          </table:table-cell>
          <table:table-cell table:style-name="ce42" office:value-type="float" office:value="1493415.13222222" calcext:value-type="float">
            <text:p><text:s/>1,493,4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051508.61422222" calcext:value-type="float">
            <text:p><text:s/>7,051,509 <text:s/></text:p>
          </table:table-cell>
          <table:table-cell table:style-name="ce42" office:value-type="float" office:value="15984849.7333333" calcext:value-type="float">
            <text:p><text:s/>15,984,8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852.8" calcext:value-type="float">
            <text:p><text:s/>287,853 <text:s/></text:p>
          </table:table-cell>
          <table:table-cell table:style-name="ce42" office:value-type="float" office:value="894048.888888889" calcext:value-type="float">
            <text:p><text:s/>894,049 <text:s/></text:p>
          </table:table-cell>
          <table:table-cell table:style-name="ce42" office:value-type="float" office:value="276907.366666667" calcext:value-type="float">
            <text:p><text:s/>276,9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036.266666667" calcext:value-type="float">
            <text:p><text:s/>118,036 <text:s/></text:p>
          </table:table-cell>
          <table:table-cell table:style-name="ce42" office:value-type="float" office:value="1461818.48955556" calcext:value-type="float">
            <text:p><text:s/>1,461,81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7592.7191111111" calcext:value-type="float">
            <text:p><text:s/>27,59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31596.6426666667" calcext:value-type="float">
            <text:p><text:s/>31,59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6532.7111111111" calcext:value-type="float">
            <text:p><text:s/>36,533 <text:s/></text:p>
          </table:table-cell>
          <table:table-cell table:style-name="ce42" office:value-type="float" office:value="581224.146515179" calcext:value-type="float">
            <text:p><text:s/>581,2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87.0222222222222" calcext:value-type="float">
            <text:p><text:s/>87 <text:s/></text:p>
          </table:table-cell>
          <table:table-cell table:style-name="ce42" office:value-type="float" office:value="57.2444444444445" calcext:value-type="float">
            <text:p><text:s/>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756.8" calcext:value-type="float">
            <text:p><text:s/>757 <text:s/></text:p>
          </table:table-cell>
          <table:table-cell table:style-name="ce42" office:value-type="float" office:value="63991.1111111111" calcext:value-type="float">
            <text:p><text:s/>63,9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.911111111111" calcext:value-type="float">
            <text:p><text:s/>1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5688.8888888889" calcext:value-type="float">
            <text:p><text:s/>35,689 <text:s/></text:p>
          </table:table-cell>
          <table:table-cell table:style-name="ce42" office:value-type="float" office:value="517041.879848512" calcext:value-type="float">
            <text:p><text:s/>517,0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883276.9029987" calcext:value-type="float">
            <text:p><text:s/>4,883,277 <text:s/></text:p>
          </table:table-cell>
          <table:table-cell table:style-name="ce44" office:value-type="float" office:value="6626162.71054596" calcext:value-type="float">
            <text:p><text:s/>6,626,16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8647.466666667" calcext:value-type="float">
            <text:p><text:s/>368,647 <text:s/></text:p>
          </table:table-cell>
          <table:table-cell table:style-name="ce44" office:value-type="float" office:value="969878.888888889" calcext:value-type="float">
            <text:p><text:s/>969,879 <text:s/></text:p>
          </table:table-cell>
          <table:table-cell table:style-name="ce44" office:value-type="float" office:value="636457.373597626" calcext:value-type="float">
            <text:p><text:s/>636,45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9737.3555555556" calcext:value-type="float">
            <text:p><text:s/>69,737 <text:s/></text:p>
          </table:table-cell>
          <table:table-cell table:style-name="ce44" office:value-type="float" office:value="1297011.23666667" calcext:value-type="float">
            <text:p><text:s/>1,297,01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883276.9029987" calcext:value-type="float">
            <text:p><text:s/>4,883,277 <text:s/></text:p>
          </table:table-cell>
          <table:table-cell table:style-name="ce44" office:value-type="float" office:value="6626162.71054596" calcext:value-type="float">
            <text:p><text:s/>6,626,163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7320.0222222222" calcext:value-type="float">
            <text:p><text:s/>37,320 <text:s/></text:p>
          </table:table-cell>
          <table:table-cell table:style-name="ce44" office:value-type="float" office:value="13498.31" calcext:value-type="float">
            <text:p><text:s/>13,4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53886.325220919" calcext:value-type="float">
            <text:p><text:s/>253,886 <text:s/></text:p>
          </table:table-cell>
          <table:table-cell table:style-name="ce42" office:value-type="float" office:value="6052409.82165707" calcext:value-type="float">
            <text:p><text:s/>6,052,4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320.0222222222" calcext:value-type="float">
            <text:p><text:s/>37,320 <text:s/></text:p>
          </table:table-cell>
          <table:table-cell table:style-name="ce42" office:value-type="float" office:value="13498.31" calcext:value-type="float">
            <text:p><text:s/>13,4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7234.3111111111" calcext:value-type="float">
            <text:p><text:s/>17,234 <text:s/></text:p>
          </table:table-cell>
          <table:table-cell table:style-name="ce42" office:value-type="float" office:value="20344.2666666667" calcext:value-type="float">
            <text:p><text:s/>20,3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0757.5111111111" calcext:value-type="float">
            <text:p><text:s/>10,758 <text:s/></text:p>
          </table:table-cell>
          <table:table-cell table:style-name="ce42" office:value-type="float" office:value="429083.271031374" calcext:value-type="float">
            <text:p><text:s/>429,0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407.34349194311" calcext:value-type="float">
            <text:p><text:s/>3,407 <text:s/></text:p>
          </table:table-cell>
          <table:table-cell table:style-name="ce42" office:value-type="float" office:value="1323045.48205062" calcext:value-type="float">
            <text:p><text:s/>1,323,0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68.177777777778" calcext:value-type="float">
            <text:p><text:s/>168 <text:s/></text:p>
          </table:table-cell>
          <table:table-cell table:style-name="ce42" office:value-type="float" office:value="50630.6666666667" calcext:value-type="float">
            <text:p><text:s/>50,6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05.066666666667" calcext:value-type="float">
            <text:p><text:s/>305 <text:s/></text:p>
          </table:table-cell>
          <table:table-cell table:style-name="ce42" office:value-type="float" office:value="10079.1111111111" calcext:value-type="float">
            <text:p><text:s/>10,0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221.83866871733" calcext:value-type="float">
            <text:p><text:s/>1,222 <text:s/></text:p>
          </table:table-cell>
          <table:table-cell table:style-name="ce42" office:value-type="float" office:value="463620.456264483" calcext:value-type="float">
            <text:p><text:s/>463,6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14.044444444444" calcext:value-type="float">
            <text:p><text:s/>614 <text:s/></text:p>
          </table:table-cell>
          <table:table-cell table:style-name="ce42" office:value-type="float" office:value="2814.17777777778" calcext:value-type="float">
            <text:p><text:s/>2,8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5980.9652824809" calcext:value-type="float">
            <text:p><text:s/>85,981 <text:s/></text:p>
          </table:table-cell>
          <table:table-cell table:style-name="ce42" office:value-type="float" office:value="1594627.59516869" calcext:value-type="float">
            <text:p><text:s/>1,594,6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5897.4003533751" calcext:value-type="float">
            <text:p><text:s/>85,897 <text:s/></text:p>
          </table:table-cell>
          <table:table-cell table:style-name="ce42" office:value-type="float" office:value="1451074.92185327" calcext:value-type="float">
            <text:p><text:s/>1,451,0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1093.4670200418" calcext:value-type="float">
            <text:p>( 21,093 <text:s/>)</text:p>
          </table:table-cell>
          <table:table-cell table:style-name="ce45" office:value-type="float" office:value="1264301.86383584" calcext:value-type="float">
            <text:p>( 1,264,30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4803.9333333333" calcext:value-type="float">
            <text:p>( 64,804 <text:s/>)</text:p>
          </table:table-cell>
          <table:table-cell table:style-name="ce45" office:value-type="float" office:value="186773.058017434" calcext:value-type="float">
            <text:p>( 186,77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380.1074479053" calcext:value-type="float">
            <text:p><text:s/>64,3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83.5649291057778" calcext:value-type="float">
            <text:p><text:s/>84 <text:s/></text:p>
          </table:table-cell>
          <table:table-cell table:style-name="ce42" office:value-type="float" office:value="79172.5658675102" calcext:value-type="float">
            <text:p><text:s/>79,1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7034.13333333333" calcext:value-type="float">
            <text:p><text:s/>7,034 <text:s/></text:p>
          </table:table-cell>
          <table:table-cell table:style-name="ce42" office:value-type="float" office:value="184694.088888889" calcext:value-type="float">
            <text:p><text:s/>184,6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76.444444444444" calcext:value-type="float">
            <text:p><text:s/>376 <text:s/></text:p>
          </table:table-cell>
          <table:table-cell table:style-name="ce42" office:value-type="float" office:value="40924.6666666667" calcext:value-type="float">
            <text:p><text:s/>40,9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465.68888888889" calcext:value-type="float">
            <text:p><text:s/>1,466 <text:s/></text:p>
          </table:table-cell>
          <table:table-cell table:style-name="ce46" office:value-type="float" office:value="285988.133333333" calcext:value-type="float">
            <text:p><text:s/>285,98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4227.1111111111" calcext:value-type="float">
            <text:p><text:s/>34,227 <text:s/></text:p>
          </table:table-cell>
          <table:table-cell table:style-name="ce42" office:value-type="float" office:value="513939.6" calcext:value-type="float">
            <text:p><text:s/>513,9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320.0222222222" calcext:value-type="float">
            <text:p><text:s/>37,3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8746.6666666667" calcext:value-type="float">
            <text:p><text:s/>28,747 <text:s/></text:p>
          </table:table-cell>
          <table:table-cell table:style-name="ce42" office:value-type="float" office:value="120189.822222222" calcext:value-type="float">
            <text:p><text:s/>120,1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042.2444444444" calcext:value-type="float">
            <text:p><text:s/>35,0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5480.44444444444" calcext:value-type="float">
            <text:p><text:s/>5,480 <text:s/></text:p>
          </table:table-cell>
          <table:table-cell table:style-name="ce42" office:value-type="float" office:value="393749.777777778" calcext:value-type="float">
            <text:p><text:s/>393,7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7.77777777778" calcext:value-type="float">
            <text:p><text:s/>2,2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945.7777777778" calcext:value-type="float">
            <text:p><text:s/>12,946 <text:s/></text:p>
          </table:table-cell>
          <table:table-cell table:style-name="ce42" office:value-type="float" office:value="755691.209777778" calcext:value-type="float">
            <text:p><text:s/>755,6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498.31" calcext:value-type="float">
            <text:p><text:s/>13,49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9061.06666666667" calcext:value-type="float">
            <text:p><text:s/>9,061 <text:s/></text:p>
          </table:table-cell>
          <table:table-cell table:style-name="ce42" office:value-type="float" office:value="653951.476444445" calcext:value-type="float">
            <text:p><text:s/>653,9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498.31" calcext:value-type="float">
            <text:p><text:s/>13,49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884.71111111111" calcext:value-type="float">
            <text:p><text:s/>3,885 <text:s/></text:p>
          </table:table-cell>
          <table:table-cell table:style-name="ce42" office:value-type="float" office:value="101739.733333333" calcext:value-type="float">
            <text:p><text:s/>101,7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289.24444444444" calcext:value-type="float">
            <text:p><text:s/>3,289 <text:s/></text:p>
          </table:table-cell>
          <table:table-cell table:style-name="ce42" office:value-type="float" office:value="87241.5555555556" calcext:value-type="float">
            <text:p><text:s/>87,2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050.13333333333" calcext:value-type="float">
            <text:p><text:s/>1,050 <text:s/></text:p>
          </table:table-cell>
          <table:table-cell table:style-name="ce46" office:value-type="float" office:value="14202.7555555556" calcext:value-type="float">
            <text:p><text:s/>14,20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1762.6666666667" calcext:value-type="float">
            <text:p><text:s/>11,763 <text:s/></text:p>
          </table:table-cell>
          <table:table-cell table:style-name="ce42" office:value-type="float" office:value="84441.7184752404" calcext:value-type="float">
            <text:p><text:s/>84,4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2393.3333333333" calcext:value-type="float">
            <text:p><text:s/>12,393 <text:s/></text:p>
          </table:table-cell>
          <table:table-cell table:style-name="ce42" office:value-type="float" office:value="26925.3333333333" calcext:value-type="float">
            <text:p><text:s/>26,9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432.44444444444" calcext:value-type="float">
            <text:p><text:s/>1,432 <text:s/></text:p>
          </table:table-cell>
          <table:table-cell table:style-name="ce42" office:value-type="float" office:value="19965.0222222222" calcext:value-type="float">
            <text:p><text:s/>19,9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63.5555555555556" calcext:value-type="float">
            <text:p><text:s/>64 <text:s/></text:p>
          </table:table-cell>
          <table:table-cell table:style-name="ce42" office:value-type="float" office:value="23.5111111111111" calcext:value-type="float">
            <text:p><text:s/>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8156.5333333333" calcext:value-type="float">
            <text:p><text:s/>48,157 <text:s/></text:p>
          </table:table-cell>
          <table:table-cell table:style-name="ce42" office:value-type="float" office:value="144127.2" calcext:value-type="float">
            <text:p><text:s/>144,1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567233.51111111" calcext:value-type="float">
            <text:p><text:s/>3,567,234 <text:s/></text:p>
          </table:table-cell>
          <table:table-cell table:style-name="ce42" office:value-type="float" office:value="200203.244444444" calcext:value-type="float">
            <text:p><text:s/>200,2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328781.86666667" calcext:value-type="float">
            <text:p><text:s/>3,328,78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5071.6444444444" calcext:value-type="float">
            <text:p><text:s/>45,07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93380" calcext:value-type="float">
            <text:p><text:s/>193,380 <text:s/></text:p>
          </table:table-cell>
          <table:table-cell table:style-name="ce42" office:value-type="float" office:value="200203.244444444" calcext:value-type="float">
            <text:p><text:s/>200,2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640273.333333333" calcext:value-type="float">
            <text:p><text:s/>640,273 <text:s/></text:p>
          </table:table-cell>
          <table:table-cell table:style-name="ce42" office:value-type="float" office:value="86870.4888888889" calcext:value-type="float">
            <text:p><text:s/>86,8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149.86666666667" calcext:value-type="float">
            <text:p><text:s/>1,150 <text:s/></text:p>
          </table:table-cell>
          <table:table-cell table:style-name="ce42" office:value-type="float" office:value="514.177777777778" calcext:value-type="float">
            <text:p><text:s/>5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639123.466666667" calcext:value-type="float">
            <text:p><text:s/>639,123 <text:s/></text:p>
          </table:table-cell>
          <table:table-cell table:style-name="ce43" office:value-type="float" office:value="86356.3111111111" calcext:value-type="float">
            <text:p><text:s/>86,35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21883.733333333" calcext:value-type="float">
            <text:p><text:s/>421,884 <text:s/></text:p>
          </table:table-cell>
          <table:table-cell table:style-name="ce42" office:value-type="float" office:value="286679.155555556" calcext:value-type="float">
            <text:p><text:s/>286,6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5424.5333333333" calcext:value-type="float">
            <text:p><text:s/>85,425 <text:s/></text:p>
          </table:table-cell>
          <table:table-cell table:style-name="ce42" office:value-type="float" office:value="128716.177777778" calcext:value-type="float">
            <text:p><text:s/>128,7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205.86666666667" calcext:value-type="float">
            <text:p><text:s/>2,206 <text:s/></text:p>
          </table:table-cell>
          <table:table-cell table:style-name="ce42" office:value-type="float" office:value="1620.22222222222" calcext:value-type="float">
            <text:p><text:s/>1,6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794.57777777778" calcext:value-type="float">
            <text:p><text:s/>6,79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728.444444444444" calcext:value-type="float">
            <text:p><text:s/>72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220.26666666667" calcext:value-type="float">
            <text:p><text:s/>1,220 <text:s/></text:p>
          </table:table-cell>
          <table:table-cell table:style-name="ce42" office:value-type="float" office:value="521.333333333333" calcext:value-type="float">
            <text:p><text:s/>5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6068.088888889" calcext:value-type="float">
            <text:p><text:s/>226,068 <text:s/></text:p>
          </table:table-cell>
          <table:table-cell table:style-name="ce42" office:value-type="float" office:value="127103.111111111" calcext:value-type="float">
            <text:p><text:s/>127,1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99441.9555555556" calcext:value-type="float">
            <text:p><text:s/>99,442 <text:s/></text:p>
          </table:table-cell>
          <table:table-cell table:style-name="ce43" office:value-type="float" office:value="28718.3111111111" calcext:value-type="float">
            <text:p><text:s/>28,71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8647.466666667" calcext:value-type="float">
            <text:p><text:s/>368,647 <text:s/></text:p>
          </table:table-cell>
          <table:table-cell table:style-name="ce42" office:value-type="float" office:value="969878.888888889" calcext:value-type="float">
            <text:p><text:s/>969,879 <text:s/></text:p>
          </table:table-cell>
          <table:table-cell table:style-name="ce42" office:value-type="float" office:value="636457.373597626" calcext:value-type="float">
            <text:p><text:s/>636,4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417.3333333333" calcext:value-type="float">
            <text:p><text:s/>32,417 <text:s/></text:p>
          </table:table-cell>
          <table:table-cell table:style-name="ce42" office:value-type="float" office:value="1283512.92666667" calcext:value-type="float">
            <text:p><text:s/>1,283,51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8647.466666667" calcext:value-type="float">
            <text:p><text:s/>368,647 <text:s/></text:p>
          </table:table-cell>
          <table:table-cell table:style-name="ce42" office:value-type="float" office:value="969878.888888889" calcext:value-type="float">
            <text:p><text:s/>969,879 <text:s/></text:p>
          </table:table-cell>
          <table:table-cell table:style-name="ce42" office:value-type="float" office:value="636457.373597626" calcext:value-type="float">
            <text:p><text:s/>636,4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417.3333333333" calcext:value-type="float">
            <text:p><text:s/>32,417 <text:s/></text:p>
          </table:table-cell>
          <table:table-cell table:style-name="ce42" office:value-type="float" office:value="1283512.92666667" calcext:value-type="float">
            <text:p><text:s/>1,283,51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539905.97599507" calcext:value-type="float">
            <text:p><text:s/>1,539,906 <text:s/></text:p>
          </table:table-cell>
          <table:table-cell table:style-name="ce42" office:value-type="float" office:value="28525832.4728069" calcext:value-type="float">
            <text:p><text:s/>28,525,8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38121.89843507" calcext:value-type="float">
            <text:p><text:s/>1,538,122 <text:s/></text:p>
          </table:table-cell>
          <table:table-cell table:style-name="ce42" office:value-type="float" office:value="24615420.1785649" calcext:value-type="float">
            <text:p><text:s/>24,615,4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11.191233" calcext:value-type="float">
            <text:p><text:s/>11,6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784.07756" calcext:value-type="float">
            <text:p><text:s/>1,784 <text:s/></text:p>
          </table:table-cell>
          <table:table-cell table:style-name="ce42" office:value-type="float" office:value="3898801.103009" calcext:value-type="float">
            <text:p><text:s/>3,898,8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81313.777777778" calcext:value-type="float">
            <text:p><text:s/>781,31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68816.866145111" calcext:value-type="float">
            <text:p><text:s/>568,817 <text:s/></text:p>
          </table:table-cell>
          <table:table-cell table:number-columns-repeated="2" table:style-name="ce41" office:value-type="float" office:value="212220.693333333" calcext:value-type="float">
            <text:p><text:s/>212,221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356596.172811778" calcext:value-type="float">
            <text:p><text:s/>356,59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5108083" calcext:value-type="float">
            <text:p><text:s/>5,108,0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08083" calcext:value-type="float">
            <text:p><text:s/>5,108,0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68165.2222222222" calcext:value-type="float">
            <text:p><text:s/>68,165 <text:s/></text:p>
          </table:table-cell>
          <table:table-cell table:style-name="ce42" office:value-type="float" office:value="128782.222222222" calcext:value-type="float">
            <text:p><text:s/>128,782 <text:s/></text:p>
          </table:table-cell>
          <table:table-cell table:style-name="ce42" office:value-type="float" office:value="-60617" calcext:value-type="float">
            <text:p><text:s/>-60,6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821231.55555556" calcext:value-type="float">
            <text:p><text:s/>5,821,232 <text:s/></text:p>
          </table:table-cell>
          <table:table-cell table:style-name="ce43" office:value-type="float" office:value="652531.555555556" calcext:value-type="float">
            <text:p><text:s/>652,532 <text:s/></text:p>
          </table:table-cell>
          <table:table-cell table:style-name="ce43" office:value-type="float" office:value="5168700" calcext:value-type="float">
            <text:p><text:s/>5,168,700 <text:s/></text:p>
          </table:table-cell>
          <table:table-cell table:style-name="ce43" office:value-type="float" office:value="568816.866145111" calcext:value-type="float">
            <text:p><text:s/>568,817 <text:s/></text:p>
          </table:table-cell>
          <table:table-cell table:number-columns-repeated="2" table:style-name="ce43" office:value-type="float" office:value="212220.693333333" calcext:value-type="float">
            <text:p><text:s/>212,22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56596.172811778" calcext:value-type="float">
            <text:p><text:s/>356,5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5212340" calcext:value-type="float">
            <text:p><text:s/>5,212,3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12340" calcext:value-type="float">
            <text:p><text:s/>5,212,3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0.0000000000032" calcext:value-type="float">
            <text:p><text:s/>0 <text:s/></text:p>
          </table:table-cell>
          <table:table-cell table:number-columns-repeated="2" table:style-name="ce43" office:value-type="float" office:value="-0.0000000000033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0.0000000000065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209587.79235535" calcext:value-type="float">
            <text:p><text:s/>3,209,588 <text:s/></text:p>
          </table:table-cell>
          <table:table-cell table:style-name="ce42" office:value-type="float" office:value="2382.52745478222" calcext:value-type="float">
            <text:p><text:s/>2,383 <text:s/></text:p>
          </table:table-cell>
          <table:table-cell table:style-name="ce42" office:value-type="float" office:value="3207205.26490057" calcext:value-type="float">
            <text:p><text:s/>3,207,205 <text:s/></text:p>
          </table:table-cell>
          <table:table-cell table:style-name="ce42" office:value-type="float" office:value="345485.451789048" calcext:value-type="float">
            <text:p><text:s/>345,485 <text:s/></text:p>
          </table:table-cell>
          <table:table-cell table:number-columns-repeated="2" table:style-name="ce42" office:value-type="float" office:value="60209.6457358351" calcext:value-type="float">
            <text:p><text:s/>60,2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5275.806053213" calcext:value-type="float">
            <text:p><text:s/>285,2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144115" calcext:value-type="float">
            <text:p><text:s/>3,144,1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4115" calcext:value-type="float">
            <text:p><text:s/>3,144,1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65472.7923553522" calcext:value-type="float">
            <text:p><text:s/>65,473 <text:s/></text:p>
          </table:table-cell>
          <table:table-cell table:style-name="ce43" office:value-type="float" office:value="2382.52745478222" calcext:value-type="float">
            <text:p><text:s/>2,383 <text:s/></text:p>
          </table:table-cell>
          <table:table-cell table:style-name="ce43" office:value-type="float" office:value="63090.26490057" calcext:value-type="float">
            <text:p><text:s/>63,090 <text:s/></text:p>
          </table:table-cell>
          <table:table-cell table:style-name="ce43" office:value-type="float" office:value="345485.451789048" calcext:value-type="float">
            <text:p><text:s/>345,485 <text:s/></text:p>
          </table:table-cell>
          <table:table-cell table:number-columns-repeated="2" table:style-name="ce43" office:value-type="float" office:value="60209.6457358351" calcext:value-type="float">
            <text:p><text:s/>60,21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85275.806053213" calcext:value-type="float">
            <text:p><text:s/>285,2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138593.55555555" calcext:value-type="float">
            <text:p><text:s/>5,138,594 <text:s/></text:p>
          </table:table-cell>
          <table:table-cell table:style-name="ce42" office:value-type="float" office:value="811651.555555556" calcext:value-type="float">
            <text:p><text:s/>811,652 <text:s/></text:p>
          </table:table-cell>
          <table:table-cell table:style-name="ce42" office:value-type="float" office:value="4326942" calcext:value-type="float">
            <text:p><text:s/>4,326,9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5138593.55555555" calcext:value-type="float">
            <text:p><text:s/>5,138,594 <text:s/></text:p>
          </table:table-cell>
          <table:table-cell table:style-name="ce43" office:value-type="float" office:value="811651.555555556" calcext:value-type="float">
            <text:p><text:s/>811,652 <text:s/></text:p>
          </table:table-cell>
          <table:table-cell table:style-name="ce43" office:value-type="float" office:value="4326942" calcext:value-type="float">
            <text:p><text:s/>4,326,94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53475.416871667" calcext:value-type="float">
            <text:p><text:s/>753,475 <text:s/></text:p>
          </table:table-cell>
          <table:table-cell table:style-name="ce42" office:value-type="float" office:value="15034.6666666667" calcext:value-type="float">
            <text:p><text:s/>15,035 <text:s/></text:p>
          </table:table-cell>
          <table:table-cell table:style-name="ce42" office:value-type="float" office:value="738440.750205" calcext:value-type="float">
            <text:p><text:s/>738,4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53475.416871667" calcext:value-type="float">
            <text:p><text:s/>753,475 <text:s/></text:p>
          </table:table-cell>
          <table:table-cell table:style-name="ce42" office:value-type="float" office:value="15034.6666666667" calcext:value-type="float">
            <text:p><text:s/>15,035 <text:s/></text:p>
          </table:table-cell>
          <table:table-cell table:style-name="ce42" office:value-type="float" office:value="738440.750205" calcext:value-type="float">
            <text:p><text:s/>738,4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784421.90188409" calcext:value-type="float">
            <text:p><text:s/>1,784,422 <text:s/></text:p>
          </table:table-cell>
          <table:table-cell table:style-name="ce44" office:value-type="float" office:value="1446765.91698966" calcext:value-type="float">
            <text:p><text:s/>1,446,766 <text:s/></text:p>
          </table:table-cell>
          <table:table-cell table:style-name="ce44" office:value-type="float" office:value="337655.98489443" calcext:value-type="float">
            <text:p><text:s/>337,656 <text:s/></text:p>
          </table:table-cell>
          <table:table-cell table:style-name="ce44" office:value-type="float" office:value="223331.414356063" calcext:value-type="float">
            <text:p><text:s/>223,331 <text:s/></text:p>
          </table:table-cell>
          <table:table-cell table:number-columns-repeated="2" table:style-name="ce44" office:value-type="float" office:value="152011.047597498" calcext:value-type="float">
            <text:p><text:s/>152,01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1320.3667585644" calcext:value-type="float">
            <text:p><text:s/>71,32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455893.90188409" calcext:value-type="float">
            <text:p><text:s/>1,455,894 <text:s/></text:p>
          </table:table-cell>
          <table:table-cell table:style-name="ce44" office:value-type="float" office:value="1118237.91698966" calcext:value-type="float">
            <text:p><text:s/>1,118,238 <text:s/></text:p>
          </table:table-cell>
          <table:table-cell table:style-name="ce44" office:value-type="float" office:value="337655.98489443" calcext:value-type="float">
            <text:p><text:s/>337,656 <text:s/></text:p>
          </table:table-cell>
          <table:table-cell table:style-name="ce44" office:value-type="float" office:value="223331.414356063" calcext:value-type="float">
            <text:p><text:s/>223,331 <text:s/></text:p>
          </table:table-cell>
          <table:table-cell table:number-columns-repeated="2" table:style-name="ce44" office:value-type="float" office:value="152011.047597498" calcext:value-type="float">
            <text:p><text:s/>152,01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1320.3667585644" calcext:value-type="float">
            <text:p><text:s/>71,3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33991.496550759" calcext:value-type="float">
            <text:p><text:s/>633,991 <text:s/></text:p>
          </table:table-cell>
          <table:table-cell table:style-name="ce42" office:value-type="float" office:value="360982.511656329" calcext:value-type="float">
            <text:p><text:s/>360,983 <text:s/></text:p>
          </table:table-cell>
          <table:table-cell table:style-name="ce42" office:value-type="float" office:value="273008.98489443" calcext:value-type="float">
            <text:p><text:s/>273,009 <text:s/></text:p>
          </table:table-cell>
          <table:table-cell table:style-name="ce42" office:value-type="float" office:value="223331.414356063" calcext:value-type="float">
            <text:p><text:s/>223,331 <text:s/></text:p>
          </table:table-cell>
          <table:table-cell table:number-columns-repeated="2" table:style-name="ce42" office:value-type="float" office:value="152011.047597498" calcext:value-type="float">
            <text:p><text:s/>152,0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320.3667585644" calcext:value-type="float">
            <text:p><text:s/>71,3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4505.1783229956" calcext:value-type="float">
            <text:p><text:s/>14,5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6452.3333333333" calcext:value-type="float">
            <text:p><text:s/>26,452 <text:s/></text:p>
          </table:table-cell>
          <table:table-cell table:style-name="ce42" office:value-type="float" office:value="24797.3333333333" calcext:value-type="float">
            <text:p><text:s/>24,797 <text:s/></text:p>
          </table:table-cell>
          <table:table-cell table:style-name="ce42" office:value-type="float" office:value="1655" calcext:value-type="float">
            <text:p><text:s/>1,6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654" calcext:value-type="float">
            <text:p><text:s/>2,6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54" calcext:value-type="float">
            <text:p><text:s/>2,654 <text:s/></text:p>
          </table:table-cell>
          <table:table-cell table:number-columns-repeated="3" table:style-name="ce42" office:value-type="float" office:value="152011.047597498" calcext:value-type="float">
            <text:p><text:s/>152,0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1024.98489443" calcext:value-type="float">
            <text:p><text:s/>81,0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024.98489443" calcext:value-type="float">
            <text:p><text:s/>81,025 <text:s/></text:p>
          </table:table-cell>
          <table:table-cell table:style-name="ce42" office:value-type="float" office:value="9.23886282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.23886282666667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1024.98489443" calcext:value-type="float">
            <text:p><text:s/>81,0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024.98489443" calcext:value-type="float">
            <text:p><text:s/>81,025 <text:s/></text:p>
          </table:table-cell>
          <table:table-cell table:style-name="ce42" office:value-type="float" office:value="9.23886282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.23886282666667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.23886282666667" calcext:value-type="float">
            <text:p>( 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9.23886282666667" calcext:value-type="float">
            <text:p>( 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81024.98489443" calcext:value-type="float">
            <text:p>( 81,02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1024.98489443" calcext:value-type="float">
            <text:p>( 81,02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5433.77777777778" calcext:value-type="float">
            <text:p><text:s/>5,4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6243" calcext:value-type="float">
            <text:p><text:s/>6,2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43" calcext:value-type="float">
            <text:p><text:s/>6,2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9705.33333333333" calcext:value-type="float">
            <text:p><text:s/>9,705 <text:s/></text:p>
          </table:table-cell>
          <table:table-cell table:style-name="ce46" office:value-type="float" office:value="869.333333333333" calcext:value-type="float">
            <text:p><text:s/>869 <text:s/></text:p>
          </table:table-cell>
          <table:table-cell table:style-name="ce46" office:value-type="float" office:value="8836" calcext:value-type="float">
            <text:p><text:s/>8,83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61555.777777778" calcext:value-type="float">
            <text:p><text:s/>261,556 <text:s/></text:p>
          </table:table-cell>
          <table:table-cell table:style-name="ce42" office:value-type="float" office:value="240705.777777778" calcext:value-type="float">
            <text:p><text:s/>240,706 <text:s/></text:p>
          </table:table-cell>
          <table:table-cell table:style-name="ce42" office:value-type="float" office:value="20850" calcext:value-type="float">
            <text:p><text:s/>20,8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61555.777777778" calcext:value-type="float">
            <text:p><text:s/>261,556 <text:s/></text:p>
          </table:table-cell>
          <table:table-cell table:style-name="ce42" office:value-type="float" office:value="240705.777777778" calcext:value-type="float">
            <text:p><text:s/>240,706 <text:s/></text:p>
          </table:table-cell>
          <table:table-cell table:style-name="ce42" office:value-type="float" office:value="20850" calcext:value-type="float">
            <text:p><text:s/>20,8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08440" calcext:value-type="float">
            <text:p>( 108,44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54110.2222222222" calcext:value-type="float">
            <text:p>( 54,110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9296" calcext:value-type="float">
            <text:p><text:s/>139,2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296" calcext:value-type="float">
            <text:p><text:s/>139,2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9296" calcext:value-type="float">
            <text:p><text:s/>139,2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296" calcext:value-type="float">
            <text:p><text:s/>139,2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5106.4444444444" calcext:value-type="float">
            <text:p><text:s/>15,106 <text:s/></text:p>
          </table:table-cell>
          <table:table-cell table:style-name="ce42" office:value-type="float" office:value="4812.44444444444" calcext:value-type="float">
            <text:p><text:s/>4,812 <text:s/></text:p>
          </table:table-cell>
          <table:table-cell table:style-name="ce42" office:value-type="float" office:value="10294" calcext:value-type="float">
            <text:p><text:s/>10,2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2023.11111111111" calcext:value-type="float">
            <text:p><text:s/>2,02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7735.7777777778" calcext:value-type="float">
            <text:p><text:s/>67,736 <text:s/></text:p>
          </table:table-cell>
          <table:table-cell table:style-name="ce42" office:value-type="float" office:value="67665.7777777778" calcext:value-type="float">
            <text:p><text:s/>67,666 <text:s/></text:p>
          </table:table-cell>
          <table:table-cell table:style-name="ce42" office:value-type="float" office:value="70" calcext:value-type="float">
            <text:p><text:s/>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086" calcext:value-type="float">
            <text:p><text:s/>2,0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86" calcext:value-type="float">
            <text:p><text:s/>2,0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69.777777777778" calcext:value-type="float">
            <text:p><text:s/>1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311.1278957378" calcext:value-type="float">
            <text:p><text:s/>71,3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311.1278957378" calcext:value-type="float">
            <text:p><text:s/>71,3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66375.294222222" calcext:value-type="float">
            <text:p><text:s/>166,375 <text:s/></text:p>
          </table:table-cell>
          <table:table-cell table:style-name="ce42" office:value-type="float" office:value="122464.294222222" calcext:value-type="float">
            <text:p><text:s/>122,464 <text:s/></text:p>
          </table:table-cell>
          <table:table-cell table:style-name="ce42" office:value-type="float" office:value="43911" calcext:value-type="float">
            <text:p><text:s/>43,9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41862.849777778" calcext:value-type="float">
            <text:p><text:s/>141,863 <text:s/></text:p>
          </table:table-cell>
          <table:table-cell table:style-name="ce42" office:value-type="float" office:value="107779.849777778" calcext:value-type="float">
            <text:p><text:s/>107,780 <text:s/></text:p>
          </table:table-cell>
          <table:table-cell table:style-name="ce42" office:value-type="float" office:value="34083" calcext:value-type="float">
            <text:p><text:s/>34,0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330.6666666667" calcext:value-type="float">
            <text:p><text:s/>22,331 <text:s/></text:p>
          </table:table-cell>
          <table:table-cell table:style-name="ce42" office:value-type="float" office:value="12714.6666666667" calcext:value-type="float">
            <text:p><text:s/>12,715 <text:s/></text:p>
          </table:table-cell>
          <table:table-cell table:style-name="ce42" office:value-type="float" office:value="9616" calcext:value-type="float">
            <text:p><text:s/>9,6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181.77777777778" calcext:value-type="float">
            <text:p><text:s/>2,182 <text:s/></text:p>
          </table:table-cell>
          <table:table-cell table:style-name="ce43" office:value-type="float" office:value="1969.77777777778" calcext:value-type="float">
            <text:p><text:s/>1,970 <text:s/></text:p>
          </table:table-cell>
          <table:table-cell table:style-name="ce43" office:value-type="float" office:value="212" calcext:value-type="float">
            <text:p><text:s/>21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55527.111111111" calcext:value-type="float">
            <text:p><text:s/>655,527 <text:s/></text:p>
          </table:table-cell>
          <table:table-cell table:style-name="ce44" office:value-type="float" office:value="634791.111111111" calcext:value-type="float">
            <text:p><text:s/>634,791 <text:s/></text:p>
          </table:table-cell>
          <table:table-cell table:style-name="ce44" office:value-type="float" office:value="20736" calcext:value-type="float">
            <text:p><text:s/>20,73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28528" calcext:value-type="float">
            <text:p><text:s/>328,5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28528" calcext:value-type="float">
            <text:p><text:s/>328,5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4283169.333387" calcext:value-type="float">
            <text:p><text:s/>14,283,169 <text:s/></text:p>
          </table:table-cell>
          <table:table-cell table:style-name="ce42" office:value-type="float" office:value="27231.829205" calcext:value-type="float">
            <text:p><text:s/>27,232 <text:s/></text:p>
          </table:table-cell>
          <table:table-cell table:style-name="ce42" office:value-type="float" office:value="14255937.504182" calcext:value-type="float">
            <text:p><text:s/>14,255,938 <text:s/></text:p>
          </table:table-cell>
          <table:table-cell table:style-name="ce42" office:value-type="float" office:value="967638.919806" calcext:value-type="float">
            <text:p><text:s/>967,639 <text:s/></text:p>
          </table:table-cell>
          <table:table-cell table:number-columns-repeated="2" table:style-name="ce42" office:value-type="float" office:value="246761.914826" calcext:value-type="float">
            <text:p><text:s/>246,7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0877.00498" calcext:value-type="float">
            <text:p><text:s/>720,8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929606.132" calcext:value-type="float">
            <text:p><text:s/>13,929,6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29606.132" calcext:value-type="float">
            <text:p><text:s/>13,929,6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53563.201387" calcext:value-type="float">
            <text:p><text:s/>353,563 <text:s/></text:p>
          </table:table-cell>
          <table:table-cell table:style-name="ce42" office:value-type="float" office:value="27231.829205" calcext:value-type="float">
            <text:p><text:s/>27,232 <text:s/></text:p>
          </table:table-cell>
          <table:table-cell table:style-name="ce42" office:value-type="float" office:value="326331.372182" calcext:value-type="float">
            <text:p><text:s/>326,331 <text:s/></text:p>
          </table:table-cell>
          <table:table-cell table:style-name="ce42" office:value-type="float" office:value="967638.919806" calcext:value-type="float">
            <text:p><text:s/>967,639 <text:s/></text:p>
          </table:table-cell>
          <table:table-cell table:number-columns-repeated="2" table:style-name="ce42" office:value-type="float" office:value="246761.914826" calcext:value-type="float">
            <text:p><text:s/>246,7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0877.00498" calcext:value-type="float">
            <text:p><text:s/>720,8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92621.938028889" calcext:value-type="float">
            <text:p><text:s/>592,622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662728.4963956" calcext:value-type="float">
            <text:p><text:s/>10,662,7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662728.4963956" calcext:value-type="float">
            <text:p><text:s/>10,662,728 <text:s/></text:p>
          </table:table-cell>
          <table:table-cell table:style-name="ce43" office:value-type="float" office:value="592621.938028889" calcext:value-type="float">
            <text:p><text:s/>592,62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2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905.0235135917" calcext:value-type="float">
            <text:p><text:s/>14,9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662728.4963956" calcext:value-type="float">
            <text:p><text:s/>10,662,728 <text:s/></text:p>
          </table:table-cell>
          <table:table-cell table:style-name="ce42" office:value-type="float" office:value="1013648.12469556" calcext:value-type="float">
            <text:p><text:s/>1,013,6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662728.4963956" calcext:value-type="float">
            <text:p><text:s/>10,662,728 <text:s/></text:p>
          </table:table-cell>
          <table:table-cell table:style-name="ce42" office:value-type="float" office:value="1013648.12469556" calcext:value-type="float">
            <text:p><text:s/>1,013,6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1026.186666667" calcext:value-type="float">
            <text:p><text:s/>421,0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593367.6300733" calcext:value-type="float">
            <text:p><text:s/>15,593,3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1026.186666667" calcext:value-type="float">
            <text:p><text:s/>421,0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593367.6300733" calcext:value-type="float">
            <text:p><text:s/>15,593,3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88553.43940667" calcext:value-type="float">
            <text:p><text:s/>1,488,5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7.848151111111" calcext:value-type="float">
            <text:p><text:s/>3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19.10485555556" calcext:value-type="float">
            <text:p><text:s/>3,1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796.732662222" calcext:value-type="float">
            <text:p><text:s/>294,7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7624.105286667" calcext:value-type="float">
            <text:p><text:s/>597,6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7323.715555556" calcext:value-type="float">
            <text:p><text:s/>527,3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96.6140177778" calcext:value-type="float">
            <text:p><text:s/>23,9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1305.3188777778" calcext:value-type="float">
            <text:p><text:s/>41,3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08510.687330853" calcext:value-type="float">
            <text:p><text:s/>808,5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3281398.4798222" calcext:value-type="float">
            <text:p><text:s/>13,281,3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3281398.4798222" calcext:value-type="float">
            <text:p><text:s/>13,281,3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19074.32904667" calcext:value-type="float">
            <text:p><text:s/>6,919,0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240.0138288889" calcext:value-type="float">
            <text:p><text:s/>30,2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198.123504444" calcext:value-type="float">
            <text:p><text:s/>292,1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5037.847697778" calcext:value-type="float">
            <text:p><text:s/>815,0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391.6413688889" calcext:value-type="float">
            <text:p><text:s/>27,3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342.0124644444" calcext:value-type="float">
            <text:p><text:s/>53,3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7254.166095556" calcext:value-type="float">
            <text:p><text:s/>327,2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237.5344111111" calcext:value-type="float">
            <text:p><text:s/>35,2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2076.17279556" calcext:value-type="float">
            <text:p><text:s/>1,422,0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3322.942855556" calcext:value-type="float">
            <text:p><text:s/>403,3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9220.5889" calcext:value-type="float">
            <text:p>( 9,22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62383.510968889" calcext:value-type="float">
            <text:p>( 262,38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4880.35006" calcext:value-type="float">
            <text:p><text:s/>714,8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8175.348402222" calcext:value-type="float">
            <text:p><text:s/>278,1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5697.5314777778" calcext:value-type="float">
            <text:p><text:s/>25,6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0634.196753333" calcext:value-type="float">
            <text:p><text:s/>180,6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442.3313822222" calcext:value-type="float">
            <text:p><text:s/>74,4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09570.884126667" calcext:value-type="float">
            <text:p><text:s/>309,5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3976.807106667" calcext:value-type="float">
            <text:p><text:s/>423,9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1254.343044444" calcext:value-type="float">
            <text:p><text:s/>231,2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722.464062222" calcext:value-type="float">
            <text:p><text:s/>192,7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9382.8033266667" calcext:value-type="float">
            <text:p>( 49,38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55905.5978355556" calcext:value-type="float">
            <text:p>( 55,90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0299.00480667" calcext:value-type="float">
            <text:p><text:s/>1,150,2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9731.63591111" calcext:value-type="float">
            <text:p><text:s/>1,079,7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567.3688955556" calcext:value-type="float">
            <text:p><text:s/>70,5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2565.9117511111" calcext:value-type="float">
            <text:p>( 42,56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5317.800953333" calcext:value-type="float">
            <text:p><text:s/>355,3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10752.198742222" calcext:value-type="float">
            <text:p><text:s/>110,7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6437.495011111" calcext:value-type="float">
            <text:p><text:s/>906,4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2460.951164445" calcext:value-type="float">
            <text:p><text:s/>532,4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836.967048889" calcext:value-type="float">
            <text:p><text:s/>138,8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914.7274244444" calcext:value-type="float">
            <text:p><text:s/>22,9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077.9635533333" calcext:value-type="float">
            <text:p><text:s/>55,0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0636.69354" calcext:value-type="float">
            <text:p><text:s/>140,6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399.7464311111" calcext:value-type="float">
            <text:p><text:s/>47,4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299.7805155556" calcext:value-type="float">
            <text:p><text:s/>36,3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299.7805155556" calcext:value-type="float">
            <text:p><text:s/>36,3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7231.173831111" calcext:value-type="float">
            <text:p><text:s/>197,2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203.866464444" calcext:value-type="float">
            <text:p><text:s/>103,2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4027.3073666667" calcext:value-type="float">
            <text:p><text:s/>94,0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80638.66498889" calcext:value-type="float">
            <text:p><text:s/>2,980,6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6079.610895556" calcext:value-type="float">
            <text:p><text:s/>386,0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756.148322222" calcext:value-type="float">
            <text:p><text:s/>168,7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352.3052533333" calcext:value-type="float">
            <text:p><text:s/>45,3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803.7204155556" calcext:value-type="float">
            <text:p><text:s/>48,8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536.7900533333" calcext:value-type="float">
            <text:p><text:s/>92,5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965.7969444444" calcext:value-type="float">
            <text:p><text:s/>92,9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579.4440488889" calcext:value-type="float">
            <text:p><text:s/>31,5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3473.287737778" calcext:value-type="float">
            <text:p><text:s/>483,4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6156.954266667" calcext:value-type="float">
            <text:p><text:s/>356,1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74934.60705111" calcext:value-type="float">
            <text:p><text:s/>1,274,9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148154.53144" calcext:value-type="float">
            <text:p><text:s/>3,148,1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6824465.26" calcext:value-type="float">
            <text:p><text:s/>36,824,465 <text:s/></text:p>
          </table:table-cell>
          <table:table-cell table:style-name="ce42" office:value-type="float" office:value="10607945.491" calcext:value-type="float">
            <text:p><text:s/>10,607,9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6824465.26" calcext:value-type="float">
            <text:p><text:s/>36,824,465 <text:s/></text:p>
          </table:table-cell>
          <table:table-cell table:style-name="ce42" office:value-type="float" office:value="10607945.491" calcext:value-type="float">
            <text:p><text:s/>10,607,9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7年(西元199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70097" calcext:value-type="float">
            <text:p><text:s/>70,09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118620.31528511" calcext:value-type="float">
            <text:p><text:s/>2,118,620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782968.4437246" calcext:value-type="float">
            <text:p><text:s/>87,782,968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2372.8389226" calcext:value-type="float">
            <text:p><text:s/>2,252,373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83138.13333333" calcext:value-type="float">
            <text:p><text:s/>3,383,138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1692.44444444" calcext:value-type="float">
            <text:p><text:s/>1,691,692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8611.023244383" calcext:value-type="float">
            <text:p><text:s/>668,611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0097" calcext:value-type="float">
            <text:p><text:s/>70,09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1905774.319065" calcext:value-type="float">
            <text:p><text:s/>81,905,774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68181.59777778" calcext:value-type="float">
            <text:p><text:s/>7,268,182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69802.518380258" calcext:value-type="float">
            <text:p><text:s/>669,803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351766.8598855" calcext:value-type="float">
            <text:p><text:s/>85,351,767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71621.13666667" calcext:value-type="float">
            <text:p><text:s/>4,671,621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5877.35534444" calcext:value-type="float">
            <text:p><text:s/>3,745,877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716391" calcext:value-type="float">
            <text:p><text:s/>38,716,391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226751.112025" calcext:value-type="float">
            <text:p><text:s/>34,226,751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485.04" calcext:value-type="float">
            <text:p><text:s/>103,485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887641.21584933" calcext:value-type="float">
            <text:p><text:s/>3,887,641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460084.0607644" calcext:value-type="float">
            <text:p><text:s/>67,460,084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645861.7663031" calcext:value-type="float">
            <text:p><text:s/>61,645,862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814222.29446133" calcext:value-type="float">
            <text:p><text:s/>5,814,222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17013.72363018" calcext:value-type="float">
            <text:p><text:s/>5,117,014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2.114817777778" calcext:value-type="float">
            <text:p><text:s/>532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1135.304111111" calcext:value-type="float">
            <text:p><text:s/>521,135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8733.220666667" calcext:value-type="float">
            <text:p><text:s/>468,733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05.5493" calcext:value-type="float">
            <text:p><text:s/>3,406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32907.51433018" calcext:value-type="float">
            <text:p><text:s/>2,932,908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7674.371953333" calcext:value-type="float">
            <text:p><text:s/>597,674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7323.715555556" calcext:value-type="float">
            <text:p><text:s/>527,324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96.6140177778" calcext:value-type="float">
            <text:p><text:s/>23,997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1305.3188777778" calcext:value-type="float">
            <text:p><text:s/>41,305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33243.26979752" calcext:value-type="float">
            <text:p><text:s/>833,243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0097" calcext:value-type="float">
            <text:p><text:s/>70,09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0125850.4103582" calcext:value-type="float">
            <text:p><text:s/>50,125,850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0097" calcext:value-type="float">
            <text:p><text:s/>70,09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830596.4434273" calcext:value-type="float">
            <text:p><text:s/>41,830,596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08287.5975123" calcext:value-type="float">
            <text:p><text:s/>19,508,288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065.2012866667" calcext:value-type="float">
            <text:p><text:s/>68,065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7614.096906592" calcext:value-type="float">
            <text:p><text:s/>757,614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8422.7649997" calcext:value-type="float">
            <text:p><text:s/>2,248,423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309.7698433333" calcext:value-type="float">
            <text:p><text:s/>78,310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494.8537655556" calcext:value-type="float">
            <text:p><text:s/>65,495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4963.4535003" calcext:value-type="float">
            <text:p><text:s/>1,294,963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714.2365633333" calcext:value-type="float">
            <text:p><text:s/>45,714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81465.16458229" calcext:value-type="float">
            <text:p><text:s/>4,581,465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99344.03217342" calcext:value-type="float">
            <text:p><text:s/>2,799,344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15895.57451426" calcext:value-type="float">
            <text:p>( 1,315,896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51729.6146725" calcext:value-type="float">
            <text:p>( 1,351,730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7935.70793278" calcext:value-type="float">
            <text:p><text:s/>1,127,936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8487.892998311" calcext:value-type="float">
            <text:p><text:s/>628,488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5697.5314777778" calcext:value-type="float">
            <text:p><text:s/>25,698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1913.03259" calcext:value-type="float">
            <text:p><text:s/>381,913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503.469553333" calcext:value-type="float">
            <text:p><text:s/>124,503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34442.034038889" calcext:value-type="float">
            <text:p><text:s/>634,442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8267.49162222" calcext:value-type="float">
            <text:p><text:s/>3,068,267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0865.80653333" calcext:value-type="float">
            <text:p><text:s/>2,130,866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7401.685088889" calcext:value-type="float">
            <text:p><text:s/>937,402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7407.131655556" calcext:value-type="float">
            <text:p>( 187,407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17977.023857778" calcext:value-type="float">
            <text:p>( 117,977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68382.59921" calcext:value-type="float">
            <text:p><text:s/>3,468,383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68209.77450556" calcext:value-type="float">
            <text:p><text:s/>3,268,210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172.824704444" calcext:value-type="float">
            <text:p><text:s/>200,173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2955.9117511111" calcext:value-type="float">
            <text:p>( 42,956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7437.089335556" calcext:value-type="float">
            <text:p><text:s/>497,437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31337.873991111" calcext:value-type="float">
            <text:p><text:s/>131,338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1174.87554765" calcext:value-type="float">
            <text:p><text:s/>1,101,175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2460.951164445" calcext:value-type="float">
            <text:p><text:s/>532,461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397.226606667" calcext:value-type="float">
            <text:p><text:s/>204,397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14.7274244444" calcext:value-type="float">
            <text:p><text:s/>22,915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1658.268277778" calcext:value-type="float">
            <text:p><text:s/>281,658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034.888102404" calcext:value-type="float">
            <text:p><text:s/>212,035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774.479764444" calcext:value-type="float">
            <text:p><text:s/>239,774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50238.979185" calcext:value-type="float">
            <text:p><text:s/>11,950,239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0464.666666667" calcext:value-type="float">
            <text:p><text:s/>380,465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94819.6431139" calcext:value-type="float">
            <text:p><text:s/>11,094,820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371.42496" calcext:value-type="float">
            <text:p><text:s/>81,371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3583.244444444" calcext:value-type="float">
            <text:p><text:s/>393,583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4402.951608889" calcext:value-type="float">
            <text:p><text:s/>924,403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895.866464444" calcext:value-type="float">
            <text:p><text:s/>104,896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19507.085144445" calcext:value-type="float">
            <text:p><text:s/>819,507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102.91" calcext:value-type="float">
            <text:p><text:s/>2,1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76355.51365556" calcext:value-type="float">
            <text:p><text:s/>4,076,356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6079.610895556" calcext:value-type="float">
            <text:p><text:s/>386,080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9175.931433333" calcext:value-type="float">
            <text:p><text:s/>529,176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233.17192" calcext:value-type="float">
            <text:p><text:s/>49,233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598.2981933333" calcext:value-type="float">
            <text:p><text:s/>55,598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265.2344977778" calcext:value-type="float">
            <text:p><text:s/>93,265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716.0636111111" calcext:value-type="float">
            <text:p><text:s/>94,716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579.4440488889" calcext:value-type="float">
            <text:p><text:s/>31,579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3473.287737778" calcext:value-type="float">
            <text:p><text:s/>483,473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102.91" calcext:value-type="float">
            <text:p><text:s/>2,1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5403.308711111" calcext:value-type="float">
            <text:p><text:s/>945,403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07831.16260667" calcext:value-type="float">
            <text:p><text:s/>1,407,831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7994.09" calcext:value-type="float">
            <text:p><text:s/>67,99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371311.40146556" calcext:value-type="float">
            <text:p><text:s/>5,371,311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95253.96693096" calcext:value-type="float">
            <text:p><text:s/>8,295,254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95253.96693096" calcext:value-type="float">
            <text:p><text:s/>8,295,254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469234.46666667" calcext:value-type="float">
            <text:p>( 4,469,234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186431.619991" calcext:value-type="float">
            <text:p><text:s/>163,186,432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218156.62" calcext:value-type="float">
            <text:p><text:s/>145,218,157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2456" calcext:value-type="float">
            <text:p><text:s/>262,456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05818.999991" calcext:value-type="float">
            <text:p><text:s/>17,705,819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